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ThisWorkbook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tandard/Sheet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boolean-style style:name="N30099" number:language="en" number:country="GB">
      <number:boolean/>
    </number:boolean-style>
    <style:style style:name="ce5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bold" style:font-size-asian="8pt" style:font-style-asian="italic" style:font-weight-asian="bold" style:font-name-complex="Arial2" style:font-size-complex="8pt" style:font-style-complex="italic" style:font-weight-complex="bold"/>
    </style:style>
    <style:style style:name="ce56" style:family="table-cell" style:parent-style-name="Excel_5f_BuiltIn_5f_Hyperlink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3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9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vertical-align="top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fo:background-color="#eeeeee" style:vertical-align="top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fo:background-color="#eeeee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 style:data-style-name="N187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267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</style:style>
    <style:style style:name="ce3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fo:border-bottom="2.49pt solid #000000" fo:background-color="#eeeeee" style:diagonal-bl-tr="none" style:diagonal-tl-br="none" fo:border-left="none" fo:border-right="none" style:rotation-align="none" fo:border-top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fo:background-color="#eeeeee" style:vertical-align="top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54"/>
        <table:table-column table:style-name="co2" table:number-columns-repeated="4" table:default-cell-style-name="ce54"/>
        <table:table-column table:style-name="co3" table:default-cell-style-name="ce54"/>
        <table:table-column table:style-name="co2" table:number-columns-repeated="2" table:default-cell-style-name="ce54"/>
        <table:table-column table:style-name="co4" table:default-cell-style-name="ce54"/>
        <table:table-column table:style-name="co2" table:default-cell-style-name="ce68"/>
        <table:table-column table:style-name="co2" table:number-columns-repeated="244" table:default-cell-style-name="ce54"/>
        <table:table-column table:style-name="co5" table:number-columns-repeated="768" table:default-cell-style-name="ce69"/>
        <table:table-row table:style-name="ro1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1022"/>
        </table:table-row>
        <table:table-row table:style-name="ro1">
          <table:table-cell/>
          <table:table-cell table:style-name="ce5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 table:style-name="ce58"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8" table:number-columns-repeated="5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Parameters:</text:p>
          </table:table-cell>
          <table:table-cell table:style-name="ce59"/>
          <table:table-cell table:style-name="ce58"/>
          <table:table-cell table:style-name="ce59" office:value-type="string" calcext:value-type="string">
            <text:p>Load libraries from</text:p>
          </table:table-cell>
          <table:table-cell table:style-name="ce59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Visibility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ce58"/>
          <table:table-cell table:style-name="ce58" office:value-type="string" calcext:value-type="string">
            <text:p>Path:</text:p>
          </table:table-cell>
          <table:table-cell table:style-name="ce66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style-name="ce58" office:value-type="string" calcext:value-type="string">
            <text:p>isRelative:</text:p>
          </table:table-cell>
          <table:table-cell table:style-name="ce67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Result:</text:p>
          </table:table-cell>
          <table:table-cell table:style-name="ce59"/>
          <table:table-cell table:style-name="ce58" table:number-columns-repeated="3"/>
          <table:table-cell table:number-columns-repeated="1018"/>
        </table:table-row>
        <table:table-row table:style-name="ro1">
          <table:table-cell/>
          <table:table-cell table:style-name="ce60" office:value-type="boolean" office:boolean-value="true" calcext:value-type="boolean">
            <text:p>WAHR</text:p>
          </table:table-cell>
          <table:table-cell table:style-name="ce58" table:number-columns-repeated="2"/>
          <table:table-cell table:style-name="ce58" office:value-type="string" calcext:value-type="string">
            <text:p>Result:</text:p>
          </table:table-cell>
          <table:table-cell table:style-name="ce58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style-name="ce58" office:value-type="string" calcext:value-type="string">
            <text:p>Loaded:</text:p>
          </table:table-cell>
          <table:table-cell table:style-name="ce58" office:value-type="string" calcext:value-type="string">
            <text:p>/Users/fries/Documents/Development/finmath spreadsheets/spreadsheets/Curve Calibration/lib</text:p>
          </table:table-cell>
          <table:table-cell table:number-columns-repeated="1018"/>
        </table:table-row>
        <table:table-row table:style-name="ro1">
          <table:table-cell/>
          <table:table-cell table:style-name="ce58" table:number-columns-repeated="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 table:style-name="ce58"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/>
          <table:table-cell table:style-name="ce58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Result:</text:p>
          </table:table-cell>
          <table:table-cell table:style-name="ce59"/>
          <table:table-cell table:style-name="ce58"/>
          <table:table-cell table:style-name="ce59" office:value-type="string" calcext:value-type="string">
            <text:p>Load classes from</text:p>
          </table:table-cell>
          <table:table-cell table:style-name="ce59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Version:</text:p>
          </table:table-cell>
          <table:table-cell table:style-name="ce58" office:value-type="string" calcext:value-type="string">
            <text:p>4.2.2</text:p>
          </table:table-cell>
          <table:table-cell table:style-name="ce58"/>
          <table:table-cell table:style-name="ce58" office:value-type="string" calcext:value-type="string">
            <text:p>Path:</text:p>
          </table:table-cell>
          <table:table-cell table:style-name="ce66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Build:</text:p>
          </table:table-cell>
          <table:table-cell table:style-name="ce63" office:value-type="string" calcext:value-type="string">
            <text:p>40201</text:p>
          </table:table-cell>
          <table:table-cell table:style-name="ce58"/>
          <table:table-cell table:style-name="ce58" office:value-type="string" calcext:value-type="string">
            <text:p>isRelative:</text:p>
          </table:table-cell>
          <table:table-cell table:style-name="ce67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8" table:number-columns-repeated="5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style-name="ce58" office:value-type="string" calcext:value-type="string">
            <text:p>Result:</text:p>
          </table:table-cell>
          <table:table-cell table:style-name="ce58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 table:style-name="ce58"/>
          <table:table-cell table:style-name="ce58" office:value-type="string" calcext:value-type="string">
            <text:p>Loaded:</text:p>
          </table:table-cell>
          <table:table-cell table:style-name="ce58" office:value-type="string" calcext:value-type="string">
            <text:p>/Users/fries/Documents/Development/finmath spreadsheets/spreadsheets/Curve Calibration</text:p>
          </table:table-cell>
          <table:table-cell table:number-columns-repeated="1018"/>
        </table:table-row>
        <table:table-row table:style-name="ro1">
          <table:table-cell/>
          <table:table-cell table:style-name="ce58" table:number-columns-repeated="5"/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Result:</text:p>
          </table:table-cell>
          <table:table-cell table:style-name="ce59"/>
          <table:table-cell table:style-name="ce58" table:number-columns-repeated="3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Version:</text:p>
          </table:table-cell>
          <table:table-cell table:style-name="ce64" table:formula="of:=INFO.OBBA.OBBA.OBGET(INFO.OBBA.OBBA.OBCALL(&quot;&quot;;obLibs&amp;&quot;net.finmath.information.Library&quot;;&quot;getVersionString&quot;))" office:value-type="string" office:string-value="4.0.6-SNAPSHOT" calcext:value-type="string">
            <text:p>4.0.6-SNAPSHOT</text:p>
          </table:table-cell>
          <table:table-cell table:style-name="ce58" table:number-columns-repeated="3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style-name="ce65" table:formula="of:=IF(OR(ISERROR([.F12]);ISERROR([.F21]));NA();&quot;&quot;)">
            <text:p/>
          </table:table-cell>
          <table:table-cell table:style-name="ce58"/>
          <table:table-cell table:number-columns-repeated="1018"/>
        </table:table-row>
        <table:table-row table:style-name="ro1">
          <table:table-cell/>
          <table:table-cell table:style-name="ce58" table:number-columns-repeated="3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7"/>
        <table:table-column table:style-name="co7" table:number-columns-repeated="255" table:default-cell-style-name="ce17"/>
        <table:table-column table:style-name="co8" table:number-columns-repeated="768" table:default-cell-style-name="ce37"/>
        <table:table-row table:style-name="ro2">
          <table:table-cell/>
          <table:table-cell table:style-name="ce20"/>
          <table:table-cell table:number-columns-repeated="1022"/>
        </table:table-row>
        <table:table-row table:style-name="ro3">
          <table:table-cell table:style-name="ce18"/>
          <table:table-cell table:style-name="ce21" table:formula="of:=&quot;Monte Carlo Black Scholes Model: This sheet illustrates the valuation of a product, where the product code is loaded from a local class file.&quot;" office:value-type="string" office:string-value="Monte Carlo Black Scholes Model: This sheet illustrates the valuation of a product, where the product code is loaded from a local class file." calcext:value-type="string">
            <text:p>Monte Carlo Black Scholes Model: This sheet illustrates the valuation of a product, where the product code is loaded from a local class file.</text:p>
          </table:table-cell>
          <table:table-cell table:style-name="ce18" table:number-columns-repeated="1022"/>
        </table:table-row>
        <table:table-row table:style-name="ro2">
          <table:table-cell table:style-name="ce19"/>
          <table:table-cell table:style-name="ce22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19" table:number-columns-repeated="5"/>
          <table:table-cell table:style-name="ce32" office:value-type="string" calcext:value-type="string">
            <text:p>Load classes: </text:p>
          </table:table-cell>
          <table:table-cell table:style-name="ce19" table:formula="of:=INFO.OBBA.OBBA.OBADDCLASSES(&quot;classes&quot;;TRUE())" office:value-type="string" office:string-value="/Users/fries/git/finmath-spreadsheets/spreadsheets/Monte Carlo Simulation of Black Scholes Model for Custom Product/classes" calcext:value-type="string">
            <text:p>/Users/fries/git/finmath-spreadsheets/spreadsheets/Monte Carlo Simulation of Black Scholes Model for Custom Product/classes</text:p>
          </table:table-cell>
          <table:table-cell table:style-name="ce19" table:number-columns-repeated="1015"/>
        </table:table-row>
        <table:table-row table:style-name="ro2">
          <table:table-cell table:style-name="ce19"/>
          <table:table-cell/>
          <table:table-cell table:style-name="ce19" table:number-columns-repeated="5"/>
          <table:table-cell table:style-name="ce19" office:value-type="string" calcext:value-type="string">
            <text:p>Note: Edit the corresponding Java code, compile it, and then use the product here.</text:p>
          </table:table-cell>
          <table:table-cell table:style-name="ce19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 calcext:value-type="string">
            <text:p>Time Discretization</text:p>
          </table:table-cell>
          <table:table-cell table:style-name="ce23"/>
          <table:table-cell/>
          <table:table-cell table:style-name="ce23" office:value-type="string" calcext:value-type="string">
            <text:p>Monte Carlo Black Scholes Model</text:p>
          </table:table-cell>
          <table:table-cell table:style-name="ce23"/>
          <table:table-cell/>
          <table:table-cell table:style-name="ce23" office:value-type="string" calcext:value-type="string">
            <text:p>User Defined Product</text:p>
          </table:table-cell>
          <table:table-cell table:style-name="ce2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 table:number-columns-repeated="1015"/>
        </table:table-row>
        <table:table-row table:style-name="ro4">
          <table:table-cell/>
          <table:table-cell table:style-name="ce25" table:formula="of:=INFO.OBBA.OBBA.OBMAKE(&quot;td.start&quot;;&quot;double&quot;;[.C9])" office:value-type="string" office:string-value="td.start &#10;[2643]" calcext:value-type="string">
            <text:p>td.start </text:p>
            <text:p>[2643]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5" table:formula="of:=[.B14]" office:value-type="string" office:string-value="timeDiscretization &#10;[2644]" calcext:value-type="string">
            <text:p>timeDiscretization </text:p>
            <text:p>[2644]</text:p>
          </table:table-cell>
          <table:table-cell table:number-columns-repeated="2"/>
          <table:table-cell table:style-name="ce25" table:formula="of:=INFO.OBBA.OBBA.OBMAKE(&quot;productMaturity&quot;;&quot;double&quot;;[.I9])" office:value-type="string" office:string-value="productMaturity &#10;[2662]" calcext:value-type="string">
            <text:p>productMaturity </text:p>
            <text:p>[2662]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/>
          <table:table-cell table:style-name="ce25" table:formula="of:=INFO.OBBA.OBBA.OBMAKE(&quot;td.num&quot;;&quot;int&quot;;[.C10])" office:value-type="string" office:string-value="td.num &#10;[2640]" calcext:value-type="string">
            <text:p>td.num </text:p>
            <text:p>[2640]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table:style-name="ce25" table:formula="of:=INFO.OBBA.OBBA.OBMAKE(&quot;numberOfPaths&quot;;&quot;int&quot;;[.F10])" office:value-type="string" office:string-value="numberOfPaths &#10;[2647]" calcext:value-type="string">
            <text:p>numberOfPaths </text:p>
            <text:p>[2647]</text:p>
          </table:table-cell>
          <table:table-cell table:style-name="ce27" office:value-type="float" office:value="1000" calcext:value-type="float">
            <text:p>1000</text:p>
          </table:table-cell>
          <table:table-cell/>
          <table:table-cell table:style-name="ce25" table:formula="of:=INFO.OBBA.OBBA.OBMAKE(&quot;productStrike&quot;;&quot;double&quot;;[.I10])" office:value-type="string" office:string-value="productStrike &#10;[2672]" calcext:value-type="string">
            <text:p>productStrike </text:p>
            <text:p>[2672]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1015"/>
        </table:table-row>
        <table:table-row table:style-name="ro4">
          <table:table-cell/>
          <table:table-cell table:style-name="ce25" table:formula="of:=INFO.OBBA.OBBA.OBMAKE(&quot;td.step&quot;;&quot;double&quot;;[.C11])" office:value-type="string" office:string-value="td.step &#10;[2637]" calcext:value-type="string">
            <text:p>td.step </text:p>
            <text:p>[2637]</text:p>
          </table:table-cell>
          <table:table-cell table:style-name="ce27" office:value-type="float" office:value="0.5" calcext:value-type="float">
            <text:p>0,5</text:p>
          </table:table-cell>
          <table:table-cell/>
          <table:table-cell table:style-name="ce25" table:formula="of:=INFO.OBBA.OBBA.OBMAKE(&quot;initialValue&quot;;&quot;double&quot;;[.F11])" office:value-type="string" office:string-value="initialValue &#10;[2650]" calcext:value-type="string">
            <text:p>initialValue </text:p>
            <text:p>[2650]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25" table:formula="of:=INFO.OBBA.OBBA.OBMAKE(&quot;riskFreeRate&quot;;&quot;double&quot;;[.F12])" office:value-type="string" office:string-value="riskFreeRate &#10;[2653]" calcext:value-type="string">
            <text:p>riskFreeRate </text:p>
            <text:p>[2653]</text:p>
          </table:table-cell>
          <table:table-cell table:style-name="ce31" office:value-type="percentage" office:value="0.05" calcext:value-type="percentage">
            <text:p>5%</text:p>
          </table:table-cell>
          <table:table-cell/>
          <table:table-cell table:style-name="ce24" office:value-type="string" calcext:value-type="string">
            <text:p>Object:</text:p>
          </table:table-cell>
          <table:table-cell table:style-name="ce24"/>
          <table:table-cell table:number-columns-repeated="1015"/>
        </table:table-row>
        <table:table-row table:style-name="ro4">
          <table:table-cell/>
          <table:table-cell table:style-name="ce24" office:value-type="string" calcext:value-type="string">
            <text:p>Object:</text:p>
          </table:table-cell>
          <table:table-cell table:style-name="ce24"/>
          <table:table-cell/>
          <table:table-cell table:style-name="ce25" table:formula="of:=INFO.OBBA.OBBA.OBMAKE(&quot;volatility&quot;;&quot;double&quot;;[.F13])" office:value-type="string" office:string-value="volatility &#10;[2656]" calcext:value-type="string">
            <text:p>volatility </text:p>
            <text:p>[2656]</text:p>
          </table:table-cell>
          <table:table-cell table:style-name="ce31" office:value-type="percentage" office:value="0.2" calcext:value-type="percentage">
            <text:p>20%</text:p>
          </table:table-cell>
          <table:table-cell/>
          <table:table-cell table:style-name="ce33" table:formula="of:=INFO.OBBA.OBBA.OBMAKE(&quot;userDefinedProduct&quot;;INFO.OBBA.OBBA.OBSYNC(&quot;&quot;;[.I3])&amp;&quot;UserDefiniedAssetDerivative&quot;;[.H9:.H10])" office:value-type="string" office:string-value="userDefinedProduct &#10;[2673]" calcext:value-type="string">
            <text:p>userDefinedProduct </text:p>
            <text:p>[2673]</text:p>
          </table:table-cell>
          <table:table-cell table:number-columns-repeated="1016"/>
        </table:table-row>
        <table:table-row table:style-name="ro2">
          <table:table-cell/>
          <table:table-cell table:formula="of:=INFO.OBBA.OBBA.OBMAKE(&quot;timeDiscretization&quot;;obLibs&amp;&quot;net.finmath.time.TimeDiscretizationFromArray&quot;;[.B9:.B11])" office:value-type="string" office:string-value="timeDiscretization &#10;[2644]" calcext:value-type="string">
            <text:p>timeDiscretization </text:p>
            <text:p>[2644]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24" office:value-type="string" calcext:value-type="string">
            <text:p>Object: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4"/>
          <table:table-cell table:formula="of:=INFO.OBBA.OBBA.OBMAKE(&quot;monteCarloBlackScholes&quot;;obLibs&amp;&quot;net.finmath.montecarlo.assetderivativevaluation.MonteCarloBlackScholesModel&quot;;[.E9:.E13])" office:value-type="string" office:string-value="monteCarloBlackScholes &#10;[2657]" calcext:value-type="string">
            <text:p>monteCarloBlackScholes </text:p>
            <text:p>[2657]</text:p>
          </table:table-cell>
          <table:table-cell table:number-columns-repeated="1019"/>
        </table:table-row>
        <table:table-row table:style-name="ro2">
          <table:table-cell table:number-columns-repeated="7"/>
          <table:table-cell table:style-name="ce34" office:value-type="string" calcext:value-type="string">
            <text:p>Result</text:p>
          </table:table-cell>
          <table:table-cell table:style-name="ce3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35" office:value-type="string" calcext:value-type="string">
            <text:p>Value:</text:p>
          </table:table-cell>
          <table:table-cell table:style-name="ce36" table:formula="of:=INFO.OBBA.OBBA.OBGET(INFO.OBBA.OBBA.OBCALL(&quot;&quot;;[.H13];&quot;getValue&quot;;[.$E$16]))" office:value-type="float" office:value="29.5248121781466" calcext:value-type="float">
            <text:p>29,5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formula="of:=INFO.OBBA.OBBA.OBGET(INFO.OBBA.OBBA.OBCALL(&quot;&quot;;[.H13];&quot;getValues&quot;;[.$E$16]))" office:value-type="string" office:string-value="{error=1.2574402926916666, value=29.524812178146558}" calcext:value-type="string">
            <text:p>{error=1.2574402926916666, value=29.524812178146558}</text:p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frame table:end-cell-address="MonteCarloBlackScholes.H34" table:end-x="20.93mm" table:end-y="2.39mm" draw:z-index="0" draw:name="Chart 5" draw:style-name="gr1" draw:text-style-name="P1" svg:width="92.14mm" svg:height="59.11mm" svg:x="21.08mm" svg:y="1.76mm">
              <draw:object draw:notify-on-update-of-ranges="MonteCarloBlackScholes.D39:MonteCarloBlackScholes.D59 MonteCarloBlackScholes.E39:MonteCarloBlackScholes.E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K34" table:end-x="19.29mm" table:end-y="2.86mm" draw:z-index="1" draw:name="Chart 7" draw:style-name="gr1" draw:text-style-name="P1" svg:width="92.35mm" svg:height="59.11mm" svg:x="19.24mm" svg:y="2.23mm">
              <draw:object draw:notify-on-update-of-ranges="MonteCarloBlackScholes.B39:MonteCarloBlackScholes.B288 MonteCarloBlackScholes.C39:MonteCarloBlackScholes.C28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5">
          <table:table-cell table:number-columns-repeated="1024"/>
        </table:table-row>
        <table:table-row table:style-name="ro4">
          <table:table-cell/>
          <table:table-cell table:style-name="ce25" table:formula="of:=INFO.OBBA.OBBA.OBCALL(&quot;underlyingValue&quot;;[.E16];&quot;getAssetValue&quot;;[.H9];INFO.OBBA.OBBA.OBMAKE(&quot;&quot;;&quot;int&quot;;0))" office:value-type="string" office:string-value="underlyingValue &#10;[2667]" calcext:value-type="string">
            <text:p>underlyingValue </text:p>
            <text:p>[2667]</text:p>
          </table:table-cell>
          <table:table-cell table:style-name="ce28" table:formula="of:=INFO.OBBA.OBBA.OBCALL(&quot;customProductValues&quot;;[.H13];&quot;getValue&quot;;INFO.OBBA.OBBA.OBMAKE(&quot;&quot;;&quot;double&quot;;0);[.$E$16])" office:value-type="string" office:string-value="customProductValues &#10;[2677]" calcext:value-type="string">
            <text:p>customProductValues </text:p>
            <text:p>[2677]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Histogram</text:p>
          </table:table-cell>
          <table:table-cell table:number-columns-repeated="1019"/>
        </table:table-row>
        <table:table-row table:style-name="ro2">
          <table:table-cell/>
          <table:table-cell table:style-name="ce26" table:number-matrix-columns-spanned="1" table:number-matrix-rows-spanned="250" table:formula="of:=TRANSPOSE(INFO.OBBA.OBBA.OBGET(INFO.OBBA.OBBA.OBCALL(&quot;&quot;;[.B37];&quot;getRealizations&quot;)))" office:value-type="float" office:value="309.056998480871" calcext:value-type="float">
            <text:p>309,1</text:p>
          </table:table-cell>
          <table:table-cell table:style-name="ce26" table:number-matrix-columns-spanned="1" table:number-matrix-rows-spanned="250" table:formula="of:=TRANSPOSE(INFO.OBBA.OBBA.OBGET(INFO.OBBA.OBBA.OBCALL(&quot;&quot;;[.C37];&quot;getRealizations&quot;)))" office:value-type="float" office:value="162.81375412346" calcext:value-type="float">
            <text:p>162,8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matrix-columns-spanned="1" table:number-matrix-rows-spanned="21" table:formula="of:=FREQUENCY([.B39:.B288];[.D39:.D5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59.9487694043639" calcext:value-type="float">
            <text:p>59,9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39]+[.$D$38]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76.5968197334578" calcext:value-type="float">
            <text:p>76,6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40]+[.$D$38]" office:value-type="float" office:value="30" calcext:value-type="float">
            <text:p>3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222.068668906819" calcext:value-type="float">
            <text:p>222,1</text:p>
          </table:table-cell>
          <table:table-cell table:style-name="ce26" office:value-type="float" office:value="95.067174933115" calcext:value-type="float">
            <text:p>95,1</text:p>
          </table:table-cell>
          <table:table-cell table:style-name="ce29" table:formula="of:=[.D41]+[.$D$38]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46.0529853520923" calcext:value-type="float">
            <text:p>46,1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42]+[.$D$38]" office:value-type="float" office:value="60" calcext:value-type="float">
            <text:p>60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25.307229014511" calcext:value-type="float">
            <text:p>125,3</text:p>
          </table:table-cell>
          <table:table-cell table:style-name="ce26" office:value-type="float" office:value="19.7092897738685" calcext:value-type="float">
            <text:p>19,7</text:p>
          </table:table-cell>
          <table:table-cell table:style-name="ce29" table:formula="of:=[.D43]+[.$D$38]" office:value-type="float" office:value="75" calcext:value-type="float">
            <text:p>75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84.3788812780234" calcext:value-type="float">
            <text:p>84,4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44]+[.$D$38]" office:value-type="float" office:value="90" calcext:value-type="float">
            <text:p>90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11.012793615087" calcext:value-type="float">
            <text:p>111,0</text:p>
          </table:table-cell>
          <table:table-cell table:style-name="ce26" office:value-type="float" office:value="8.57677229123349" calcext:value-type="float">
            <text:p>8,6</text:p>
          </table:table-cell>
          <table:table-cell table:style-name="ce29" table:formula="of:=[.D45]+[.$D$38]" office:value-type="float" office:value="105" calcext:value-type="float">
            <text:p>105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66.2769488033389" calcext:value-type="float">
            <text:p>66,3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46]+[.$D$38]" office:value-type="float" office:value="120" calcext:value-type="float">
            <text:p>120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85.4718852071058" calcext:value-type="float">
            <text:p>85,5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47]+[.$D$38]" office:value-type="float" office:value="135" calcext:value-type="float">
            <text:p>135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16.165585879246" calcext:value-type="float">
            <text:p>116,2</text:p>
          </table:table-cell>
          <table:table-cell table:style-name="ce26" office:value-type="float" office:value="12.589770941565" calcext:value-type="float">
            <text:p>12,6</text:p>
          </table:table-cell>
          <table:table-cell table:style-name="ce29" table:formula="of:=[.D48]+[.$D$38]" office:value-type="float" office:value="150" calcext:value-type="float">
            <text:p>15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56.6304960055578" calcext:value-type="float">
            <text:p>56,6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49]+[.$D$38]" office:value-type="float" office:value="165" calcext:value-type="float">
            <text:p>165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98.943874819569" calcext:value-type="float">
            <text:p>198,9</text:p>
          </table:table-cell>
          <table:table-cell table:style-name="ce26" office:value-type="float" office:value="77.0575671895998" calcext:value-type="float">
            <text:p>77,1</text:p>
          </table:table-cell>
          <table:table-cell table:style-name="ce29" table:formula="of:=[.D50]+[.$D$38]" office:value-type="float" office:value="180" calcext:value-type="float">
            <text:p>18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83.065447749233" calcext:value-type="float">
            <text:p>183,1</text:p>
          </table:table-cell>
          <table:table-cell table:style-name="ce26" office:value-type="float" office:value="64.6914357532796" calcext:value-type="float">
            <text:p>64,7</text:p>
          </table:table-cell>
          <table:table-cell table:style-name="ce29" table:formula="of:=[.D51]+[.$D$38]" office:value-type="float" office:value="195" calcext:value-type="float">
            <text:p>19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49.7864572562356" calcext:value-type="float">
            <text:p>49,8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52]+[.$D$38]" office:value-type="float" office:value="210" calcext:value-type="float">
            <text:p>210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10.748490742699" calcext:value-type="float">
            <text:p>110,7</text:p>
          </table:table-cell>
          <table:table-cell table:style-name="ce26" office:value-type="float" office:value="8.37093300724969" calcext:value-type="float">
            <text:p>8,4</text:p>
          </table:table-cell>
          <table:table-cell table:style-name="ce29" table:formula="of:=[.D53]+[.$D$38]" office:value-type="float" office:value="225" calcext:value-type="float">
            <text:p>22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01.26043804179" calcext:value-type="float">
            <text:p>101,3</text:p>
          </table:table-cell>
          <table:table-cell table:style-name="ce26" office:value-type="float" office:value="0.98163013395865" calcext:value-type="float">
            <text:p>1,0</text:p>
          </table:table-cell>
          <table:table-cell table:style-name="ce29" table:formula="of:=[.D54]+[.$D$38]" office:value-type="float" office:value="240" calcext:value-type="float">
            <text:p>24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86.418235305366" calcext:value-type="float">
            <text:p>86,4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55]+[.$D$38]" office:value-type="float" office:value="255" calcext:value-type="float">
            <text:p>255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77.3227126658305" calcext:value-type="float">
            <text:p>77,3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56]+[.$D$38]" office:value-type="float" office:value="270" calcext:value-type="float">
            <text:p>270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62.5094014982714" calcext:value-type="float">
            <text:p>62,5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57]+[.$D$38]" office:value-type="float" office:value="285" calcext:value-type="float">
            <text:p>285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67.4368322056444" calcext:value-type="float">
            <text:p>67,4</text:p>
          </table:table-cell>
          <table:table-cell table:style-name="ce26" office:value-type="float" office:value="0" calcext:value-type="float">
            <text:p>0,0</text:p>
          </table:table-cell>
          <table:table-cell table:style-name="ce29" table:formula="of:=[.D58]+[.$D$38]" office:value-type="float" office:value="300" calcext:value-type="float">
            <text:p>30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13.509770911978" calcext:value-type="float">
            <text:p>113,5</text:p>
          </table:table-cell>
          <table:table-cell table:style-name="ce26" office:value-type="float" office:value="10.5214201653637" calcext:value-type="float">
            <text:p>10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8.4591649254013" calcext:value-type="float">
            <text:p>78,5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3.740482604354" calcext:value-type="float">
            <text:p>123,7</text:p>
          </table:table-cell>
          <table:table-cell table:style-name="ce26" office:value-type="float" office:value="18.4891064427642" calcext:value-type="float">
            <text:p>18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1.089612318806" calcext:value-type="float">
            <text:p>131,1</text:p>
          </table:table-cell>
          <table:table-cell table:style-name="ce26" office:value-type="float" office:value="24.2126144192727" calcext:value-type="float">
            <text:p>24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7.884234127637" calcext:value-type="float">
            <text:p>117,9</text:p>
          </table:table-cell>
          <table:table-cell table:style-name="ce26" office:value-type="float" office:value="13.928255543236" calcext:value-type="float">
            <text:p>13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58.481263912654" calcext:value-type="float">
            <text:p>258,5</text:p>
          </table:table-cell>
          <table:table-cell table:style-name="ce26" office:value-type="float" office:value="123.425332437321" calcext:value-type="float">
            <text:p>123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08.704190738973" calcext:value-type="float">
            <text:p>208,7</text:p>
          </table:table-cell>
          <table:table-cell table:style-name="ce26" office:value-type="float" office:value="84.6589088706558" calcext:value-type="float">
            <text:p>84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8.6817506711611" calcext:value-type="float">
            <text:p>68,7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1.9631441725" calcext:value-type="float">
            <text:p>102,0</text:p>
          </table:table-cell>
          <table:table-cell table:style-name="ce26" office:value-type="float" office:value="1.52889821882512" calcext:value-type="float">
            <text:p>1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9.573245117528" calcext:value-type="float">
            <text:p>149,6</text:p>
          </table:table-cell>
          <table:table-cell table:style-name="ce26" office:value-type="float" office:value="38.6076821169216" calcext:value-type="float">
            <text:p>38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6.5182227118561" calcext:value-type="float">
            <text:p>56,5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6.597755207944" calcext:value-type="float">
            <text:p>146,6</text:p>
          </table:table-cell>
          <table:table-cell table:style-name="ce26" office:value-type="float" office:value="36.2903682453161" calcext:value-type="float">
            <text:p>36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7.310327286282" calcext:value-type="float">
            <text:p>127,3</text:p>
          </table:table-cell>
          <table:table-cell table:style-name="ce26" office:value-type="float" office:value="21.2693042764925" calcext:value-type="float">
            <text:p>21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1.504377563077" calcext:value-type="float">
            <text:p>161,5</text:p>
          </table:table-cell>
          <table:table-cell table:style-name="ce26" office:value-type="float" office:value="47.8996574084437" calcext:value-type="float">
            <text:p>47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95.864555497545" calcext:value-type="float">
            <text:p>195,9</text:p>
          </table:table-cell>
          <table:table-cell table:style-name="ce26" office:value-type="float" office:value="74.6593908902802" calcext:value-type="float">
            <text:p>74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9.0862552145758" calcext:value-type="float">
            <text:p>79,1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8.984932527738" calcext:value-type="float">
            <text:p>159,0</text:p>
          </table:table-cell>
          <table:table-cell table:style-name="ce26" office:value-type="float" office:value="45.9375116420161" calcext:value-type="float">
            <text:p>45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78.542121535402" calcext:value-type="float">
            <text:p>278,5</text:p>
          </table:table-cell>
          <table:table-cell table:style-name="ce26" office:value-type="float" office:value="139.048744063001" calcext:value-type="float">
            <text:p>139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8.4843571033246" calcext:value-type="float">
            <text:p>78,5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0.9512043817369" calcext:value-type="float">
            <text:p>81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1.432787484972" calcext:value-type="float">
            <text:p>101,4</text:p>
          </table:table-cell>
          <table:table-cell table:style-name="ce26" office:value-type="float" office:value="1.11585601527117" calcext:value-type="float">
            <text:p>1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5.2248351018009" calcext:value-type="float">
            <text:p>85,2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0.978997482106" calcext:value-type="float">
            <text:p>161,0</text:p>
          </table:table-cell>
          <table:table-cell table:style-name="ce26" office:value-type="float" office:value="47.4904909899733" calcext:value-type="float">
            <text:p>47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5.103370109154" calcext:value-type="float">
            <text:p>135,1</text:p>
          </table:table-cell>
          <table:table-cell table:style-name="ce26" office:value-type="float" office:value="27.3385321294545" calcext:value-type="float">
            <text:p>27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8.731508780597" calcext:value-type="float">
            <text:p>108,7</text:p>
          </table:table-cell>
          <table:table-cell table:style-name="ce26" office:value-type="float" office:value="6.80010587572408" calcext:value-type="float">
            <text:p>6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8.2342105596075" calcext:value-type="float">
            <text:p>68,2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98.520930754207" calcext:value-type="float">
            <text:p>198,5</text:p>
          </table:table-cell>
          <table:table-cell table:style-name="ce26" office:value-type="float" office:value="76.7281780202998" calcext:value-type="float">
            <text:p>76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15.860628617724" calcext:value-type="float">
            <text:p>215,9</text:p>
          </table:table-cell>
          <table:table-cell table:style-name="ce26" office:value-type="float" office:value="90.2323482946288" calcext:value-type="float">
            <text:p>90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335.760208482435" calcext:value-type="float">
            <text:p>335,8</text:p>
          </table:table-cell>
          <table:table-cell table:style-name="ce26" office:value-type="float" office:value="183.610234983198" calcext:value-type="float">
            <text:p>183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8.8871980148642" calcext:value-type="float">
            <text:p>98,9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1.7636804477435" calcext:value-type="float">
            <text:p>51,8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8.184739444374" calcext:value-type="float">
            <text:p>128,2</text:p>
          </table:table-cell>
          <table:table-cell table:style-name="ce26" office:value-type="float" office:value="21.9502971499422" calcext:value-type="float">
            <text:p>22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0.10166070544" calcext:value-type="float">
            <text:p>120,1</text:p>
          </table:table-cell>
          <table:table-cell table:style-name="ce26" office:value-type="float" office:value="15.6551890984325" calcext:value-type="float">
            <text:p>15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8.937529873835" calcext:value-type="float">
            <text:p>188,9</text:p>
          </table:table-cell>
          <table:table-cell table:style-name="ce26" office:value-type="float" office:value="69.2646179101791" calcext:value-type="float">
            <text:p>69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0.3775313027267" calcext:value-type="float">
            <text:p>50,4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0.990643129536" calcext:value-type="float">
            <text:p>121,0</text:p>
          </table:table-cell>
          <table:table-cell table:style-name="ce26" office:value-type="float" office:value="16.3475293064549" calcext:value-type="float">
            <text:p>16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5.8329183395762" calcext:value-type="float">
            <text:p>55,8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4.2238204876231" calcext:value-type="float">
            <text:p>84,2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3.171838677456" calcext:value-type="float">
            <text:p>133,2</text:p>
          </table:table-cell>
          <table:table-cell table:style-name="ce26" office:value-type="float" office:value="25.8342539379209" calcext:value-type="float">
            <text:p>25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2.9945397367925" calcext:value-type="float">
            <text:p>73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9.829397150269" calcext:value-type="float">
            <text:p>189,8</text:p>
          </table:table-cell>
          <table:table-cell table:style-name="ce26" office:value-type="float" office:value="69.9592048434617" calcext:value-type="float">
            <text:p>7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6.101397087088" calcext:value-type="float">
            <text:p>106,1</text:p>
          </table:table-cell>
          <table:table-cell table:style-name="ce26" office:value-type="float" office:value="4.75177282925397" calcext:value-type="float">
            <text:p>4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4.406721169149" calcext:value-type="float">
            <text:p>164,4</text:p>
          </table:table-cell>
          <table:table-cell table:style-name="ce26" office:value-type="float" office:value="50.1600048815949" calcext:value-type="float">
            <text:p>50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5.691678302595" calcext:value-type="float">
            <text:p>135,7</text:p>
          </table:table-cell>
          <table:table-cell table:style-name="ce26" office:value-type="float" office:value="27.7967070111937" calcext:value-type="float">
            <text:p>27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6.0018164333" calcext:value-type="float">
            <text:p>116,0</text:p>
          </table:table-cell>
          <table:table-cell table:style-name="ce26" office:value-type="float" office:value="12.4622271688187" calcext:value-type="float">
            <text:p>12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99.148712754966" calcext:value-type="float">
            <text:p>199,1</text:p>
          </table:table-cell>
          <table:table-cell table:style-name="ce26" office:value-type="float" office:value="77.2170951340894" calcext:value-type="float">
            <text:p>77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8.111478444961" calcext:value-type="float">
            <text:p>148,1</text:p>
          </table:table-cell>
          <table:table-cell table:style-name="ce26" office:value-type="float" office:value="37.4692570876583" calcext:value-type="float">
            <text:p>37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6.671907562846" calcext:value-type="float">
            <text:p>136,7</text:p>
          </table:table-cell>
          <table:table-cell table:style-name="ce26" office:value-type="float" office:value="28.560110326667" calcext:value-type="float">
            <text:p>28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6.501041611234" calcext:value-type="float">
            <text:p>126,5</text:p>
          </table:table-cell>
          <table:table-cell table:style-name="ce26" office:value-type="float" office:value="20.6390319590366" calcext:value-type="float">
            <text:p>20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94.409947308376" calcext:value-type="float">
            <text:p>294,4</text:p>
          </table:table-cell>
          <table:table-cell table:style-name="ce26" office:value-type="float" office:value="151.406619200634" calcext:value-type="float">
            <text:p>151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2.749855208964" calcext:value-type="float">
            <text:p>182,7</text:p>
          </table:table-cell>
          <table:table-cell table:style-name="ce26" office:value-type="float" office:value="64.4456520357863" calcext:value-type="float">
            <text:p>64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7.75645872597" calcext:value-type="float">
            <text:p>157,8</text:p>
          </table:table-cell>
          <table:table-cell table:style-name="ce26" office:value-type="float" office:value="44.9807752832165" calcext:value-type="float">
            <text:p>45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4.847513869885" calcext:value-type="float">
            <text:p>84,8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4.022514802681" calcext:value-type="float">
            <text:p>164,0</text:p>
          </table:table-cell>
          <table:table-cell table:style-name="ce26" office:value-type="float" office:value="49.8607846625284" calcext:value-type="float">
            <text:p>49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9.655044395936" calcext:value-type="float">
            <text:p>179,7</text:p>
          </table:table-cell>
          <table:table-cell table:style-name="ce26" office:value-type="float" office:value="62.0354109511423" calcext:value-type="float">
            <text:p>62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9.52707158577" calcext:value-type="float">
            <text:p>159,5</text:p>
          </table:table-cell>
          <table:table-cell table:style-name="ce26" office:value-type="float" office:value="46.3597299649453" calcext:value-type="float">
            <text:p>46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9.353178588422" calcext:value-type="float">
            <text:p>79,4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3.3694975194325" calcext:value-type="float">
            <text:p>63,4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95.459793124514" calcext:value-type="float">
            <text:p>195,5</text:p>
          </table:table-cell>
          <table:table-cell table:style-name="ce26" office:value-type="float" office:value="74.3441616372054" calcext:value-type="float">
            <text:p>74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1.195778315128" calcext:value-type="float">
            <text:p>101,2</text:p>
          </table:table-cell>
          <table:table-cell table:style-name="ce26" office:value-type="float" office:value="0.931273088201566" calcext:value-type="float">
            <text:p>0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1.1230539611018" calcext:value-type="float">
            <text:p>81,1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1.761349851893" calcext:value-type="float">
            <text:p>121,8</text:p>
          </table:table-cell>
          <table:table-cell table:style-name="ce26" office:value-type="float" office:value="16.9477563053449" calcext:value-type="float">
            <text:p>16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03.827772677564" calcext:value-type="float">
            <text:p>203,8</text:p>
          </table:table-cell>
          <table:table-cell table:style-name="ce26" office:value-type="float" office:value="80.8611506658463" calcext:value-type="float">
            <text:p>80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06.904440775848" calcext:value-type="float">
            <text:p>206,9</text:p>
          </table:table-cell>
          <table:table-cell table:style-name="ce26" office:value-type="float" office:value="83.2572621900413" calcext:value-type="float">
            <text:p>83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96.986279893295" calcext:value-type="float">
            <text:p>197,0</text:p>
          </table:table-cell>
          <table:table-cell table:style-name="ce26" office:value-type="float" office:value="75.5329907280802" calcext:value-type="float">
            <text:p>75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4.447555348525" calcext:value-type="float">
            <text:p>154,4</text:p>
          </table:table-cell>
          <table:table-cell table:style-name="ce26" office:value-type="float" office:value="42.4037987417546" calcext:value-type="float">
            <text:p>42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9.8228711428225" calcext:value-type="float">
            <text:p>89,8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7.667582653754" calcext:value-type="float">
            <text:p>67,7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8.0136781266774" calcext:value-type="float">
            <text:p>98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3.2687550306141" calcext:value-type="float">
            <text:p>73,3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8.861372481551" calcext:value-type="float">
            <text:p>118,9</text:p>
          </table:table-cell>
          <table:table-cell table:style-name="ce26" office:value-type="float" office:value="14.689251658433" calcext:value-type="float">
            <text:p>14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07.19336964843" calcext:value-type="float">
            <text:p>207,2</text:p>
          </table:table-cell>
          <table:table-cell table:style-name="ce26" office:value-type="float" office:value="83.4822802222598" calcext:value-type="float">
            <text:p>83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4.329166862991" calcext:value-type="float">
            <text:p>114,3</text:p>
          </table:table-cell>
          <table:table-cell table:style-name="ce26" office:value-type="float" office:value="11.1595663736582" calcext:value-type="float">
            <text:p>11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20.632696325837" calcext:value-type="float">
            <text:p>220,6</text:p>
          </table:table-cell>
          <table:table-cell table:style-name="ce26" office:value-type="float" office:value="93.9488383625768" calcext:value-type="float">
            <text:p>93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2.5516941921532" calcext:value-type="float">
            <text:p>62,6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4.610120788235" calcext:value-type="float">
            <text:p>124,6</text:p>
          </table:table-cell>
          <table:table-cell table:style-name="ce26" office:value-type="float" office:value="19.1663813413595" calcext:value-type="float">
            <text:p>19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0.4273651548952" calcext:value-type="float">
            <text:p>60,4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49.654281521168" calcext:value-type="float">
            <text:p>49,7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26.647219701479" calcext:value-type="float">
            <text:p>226,6</text:p>
          </table:table-cell>
          <table:table-cell table:style-name="ce26" office:value-type="float" office:value="98.6329538773284" calcext:value-type="float">
            <text:p>98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9.458190894379" calcext:value-type="float">
            <text:p>109,5</text:p>
          </table:table-cell>
          <table:table-cell table:style-name="ce26" office:value-type="float" office:value="7.36604647498132" calcext:value-type="float">
            <text:p>7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6.7705513226936" calcext:value-type="float">
            <text:p>56,8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6.4065086132324" calcext:value-type="float">
            <text:p>66,4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8.027539163697" calcext:value-type="float">
            <text:p>148,0</text:p>
          </table:table-cell>
          <table:table-cell table:style-name="ce26" office:value-type="float" office:value="37.4038851096798" calcext:value-type="float">
            <text:p>37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8.1780325389436" calcext:value-type="float">
            <text:p>68,2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5.0402188741184" calcext:value-type="float">
            <text:p>95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6.553284562209" calcext:value-type="float">
            <text:p>166,6</text:p>
          </table:table-cell>
          <table:table-cell table:style-name="ce26" office:value-type="float" office:value="51.8317501330224" calcext:value-type="float">
            <text:p>51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7.114150835702" calcext:value-type="float">
            <text:p>107,1</text:p>
          </table:table-cell>
          <table:table-cell table:style-name="ce26" office:value-type="float" office:value="5.54050624173267" calcext:value-type="float">
            <text:p>5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2.8264814675954" calcext:value-type="float">
            <text:p>82,8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3.227684313991" calcext:value-type="float">
            <text:p>103,2</text:p>
          </table:table-cell>
          <table:table-cell table:style-name="ce26" office:value-type="float" office:value="2.51372307124347" calcext:value-type="float">
            <text:p>2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8.555176195401" calcext:value-type="float">
            <text:p>118,6</text:p>
          </table:table-cell>
          <table:table-cell table:style-name="ce26" office:value-type="float" office:value="14.4507857510064" calcext:value-type="float">
            <text:p>14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2.862704722385" calcext:value-type="float">
            <text:p>172,9</text:p>
          </table:table-cell>
          <table:table-cell table:style-name="ce26" office:value-type="float" office:value="56.745531494494" calcext:value-type="float">
            <text:p>56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37.1439241131612" calcext:value-type="float">
            <text:p>37,1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9.94950749527" calcext:value-type="float">
            <text:p>179,9</text:p>
          </table:table-cell>
          <table:table-cell table:style-name="ce26" office:value-type="float" office:value="62.2647390434893" calcext:value-type="float">
            <text:p>62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4.5866591227033" calcext:value-type="float">
            <text:p>84,6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8.629565023456" calcext:value-type="float">
            <text:p>188,6</text:p>
          </table:table-cell>
          <table:table-cell table:style-name="ce26" office:value-type="float" office:value="69.0247746435454" calcext:value-type="float">
            <text:p>69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23.379162131339" calcext:value-type="float">
            <text:p>223,4</text:p>
          </table:table-cell>
          <table:table-cell table:style-name="ce26" office:value-type="float" office:value="96.0877880825804" calcext:value-type="float">
            <text:p>96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1.027286154752" calcext:value-type="float">
            <text:p>151,0</text:p>
          </table:table-cell>
          <table:table-cell table:style-name="ce26" office:value-type="float" office:value="39.7400904153296" calcext:value-type="float">
            <text:p>39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1.931746377335" calcext:value-type="float">
            <text:p>111,9</text:p>
          </table:table-cell>
          <table:table-cell table:style-name="ce26" office:value-type="float" office:value="9.29245342207798" calcext:value-type="float">
            <text:p>9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8.135302187504" calcext:value-type="float">
            <text:p>108,1</text:p>
          </table:table-cell>
          <table:table-cell table:style-name="ce26" office:value-type="float" office:value="6.33577971415049" calcext:value-type="float">
            <text:p>6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8.212520522614" calcext:value-type="float">
            <text:p>128,2</text:p>
          </table:table-cell>
          <table:table-cell table:style-name="ce26" office:value-type="float" office:value="21.9719330754302" calcext:value-type="float">
            <text:p>22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3.938284474528" calcext:value-type="float">
            <text:p>113,9</text:p>
          </table:table-cell>
          <table:table-cell table:style-name="ce26" office:value-type="float" office:value="10.8551468634342" calcext:value-type="float">
            <text:p>10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24.291605615278" calcext:value-type="float">
            <text:p>224,3</text:p>
          </table:table-cell>
          <table:table-cell table:style-name="ce26" office:value-type="float" office:value="96.7983997823811" calcext:value-type="float">
            <text:p>96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4.789493634963" calcext:value-type="float">
            <text:p>184,8</text:p>
          </table:table-cell>
          <table:table-cell table:style-name="ce26" office:value-type="float" office:value="66.0341240391369" calcext:value-type="float">
            <text:p>66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9.547320599131" calcext:value-type="float">
            <text:p>129,5</text:p>
          </table:table-cell>
          <table:table-cell table:style-name="ce26" office:value-type="float" office:value="23.0114764202653" calcext:value-type="float">
            <text:p>23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7.56300342999" calcext:value-type="float">
            <text:p>137,6</text:p>
          </table:table-cell>
          <table:table-cell table:style-name="ce26" office:value-type="float" office:value="29.2540964857898" calcext:value-type="float">
            <text:p>29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7.9777030066083" calcext:value-type="float">
            <text:p>78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1.698382307219" calcext:value-type="float">
            <text:p>101,7</text:p>
          </table:table-cell>
          <table:table-cell table:style-name="ce26" office:value-type="float" office:value="1.32270147081672" calcext:value-type="float">
            <text:p>1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4.574489203618" calcext:value-type="float">
            <text:p>124,6</text:p>
          </table:table-cell>
          <table:table-cell table:style-name="ce26" office:value-type="float" office:value="19.1386314353573" calcext:value-type="float">
            <text:p>19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6.546242072456" calcext:value-type="float">
            <text:p>116,5</text:p>
          </table:table-cell>
          <table:table-cell table:style-name="ce26" office:value-type="float" office:value="12.8862262829181" calcext:value-type="float">
            <text:p>12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8.617583801986" calcext:value-type="float">
            <text:p>188,6</text:p>
          </table:table-cell>
          <table:table-cell table:style-name="ce26" office:value-type="float" office:value="69.0154436588827" calcext:value-type="float">
            <text:p>69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6.771513845129" calcext:value-type="float">
            <text:p>106,8</text:p>
          </table:table-cell>
          <table:table-cell table:style-name="ce26" office:value-type="float" office:value="5.27366028516502" calcext:value-type="float">
            <text:p>5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7.090522345857" calcext:value-type="float">
            <text:p>187,1</text:p>
          </table:table-cell>
          <table:table-cell table:style-name="ce26" office:value-type="float" office:value="67.8261670010513" calcext:value-type="float">
            <text:p>67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6.0563621092755" calcext:value-type="float">
            <text:p>66,1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4.9022660890661" calcext:value-type="float">
            <text:p>74,9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22.15172657285" calcext:value-type="float">
            <text:p>222,2</text:p>
          </table:table-cell>
          <table:table-cell table:style-name="ce26" office:value-type="float" office:value="95.1318603084595" calcext:value-type="float">
            <text:p>95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0.411867509779" calcext:value-type="float">
            <text:p>170,4</text:p>
          </table:table-cell>
          <table:table-cell table:style-name="ce26" office:value-type="float" office:value="54.8368175541358" calcext:value-type="float">
            <text:p>54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329.223057432696" calcext:value-type="float">
            <text:p>329,2</text:p>
          </table:table-cell>
          <table:table-cell table:style-name="ce26" office:value-type="float" office:value="178.519096626606" calcext:value-type="float">
            <text:p>178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6.5842664202273" calcext:value-type="float">
            <text:p>96,6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7.830172312307" calcext:value-type="float">
            <text:p>117,8</text:p>
          </table:table-cell>
          <table:table-cell table:style-name="ce26" office:value-type="float" office:value="13.8861521591228" calcext:value-type="float">
            <text:p>13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8.826730357871" calcext:value-type="float">
            <text:p>178,8</text:p>
          </table:table-cell>
          <table:table-cell table:style-name="ce26" office:value-type="float" office:value="61.3903193296683" calcext:value-type="float">
            <text:p>61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3.1707816446744" calcext:value-type="float">
            <text:p>83,2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41.439777362537" calcext:value-type="float">
            <text:p>241,4</text:p>
          </table:table-cell>
          <table:table-cell table:style-name="ce26" office:value-type="float" office:value="110.153409367389" calcext:value-type="float">
            <text:p>110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9.371373563894" calcext:value-type="float">
            <text:p>139,4</text:p>
          </table:table-cell>
          <table:table-cell table:style-name="ce26" office:value-type="float" office:value="30.6624565621576" calcext:value-type="float">
            <text:p>30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4.320237186259" calcext:value-type="float">
            <text:p>134,3</text:p>
          </table:table-cell>
          <table:table-cell table:style-name="ce26" office:value-type="float" office:value="26.728627595855" calcext:value-type="float">
            <text:p>26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9.411893748771" calcext:value-type="float">
            <text:p>189,4</text:p>
          </table:table-cell>
          <table:table-cell table:style-name="ce26" office:value-type="float" office:value="69.63405286744" calcext:value-type="float">
            <text:p>69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58.81119668864" calcext:value-type="float">
            <text:p>258,8</text:p>
          </table:table-cell>
          <table:table-cell table:style-name="ce26" office:value-type="float" office:value="123.68228434162" calcext:value-type="float">
            <text:p>123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36.9970029867587" calcext:value-type="float">
            <text:p>37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0.2447858373412" calcext:value-type="float">
            <text:p>80,2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9.659700059704" calcext:value-type="float">
            <text:p>109,7</text:p>
          </table:table-cell>
          <table:table-cell table:style-name="ce26" office:value-type="float" office:value="7.52298197073262" calcext:value-type="float">
            <text:p>7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7.071329169423" calcext:value-type="float">
            <text:p>127,1</text:p>
          </table:table-cell>
          <table:table-cell table:style-name="ce26" office:value-type="float" office:value="21.0831723559307" calcext:value-type="float">
            <text:p>21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0.5163754723202" calcext:value-type="float">
            <text:p>90,5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2.938259316508" calcext:value-type="float">
            <text:p>122,9</text:p>
          </table:table-cell>
          <table:table-cell table:style-name="ce26" office:value-type="float" office:value="17.8643343179914" calcext:value-type="float">
            <text:p>17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7.393840554774" calcext:value-type="float">
            <text:p>117,4</text:p>
          </table:table-cell>
          <table:table-cell table:style-name="ce26" office:value-type="float" office:value="13.5463366446773" calcext:value-type="float">
            <text:p>13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8.519571896101" calcext:value-type="float">
            <text:p>108,5</text:p>
          </table:table-cell>
          <table:table-cell table:style-name="ce26" office:value-type="float" office:value="6.63504926411656" calcext:value-type="float">
            <text:p>6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8.062623313515" calcext:value-type="float">
            <text:p>88,1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46.5692462287566" calcext:value-type="float">
            <text:p>46,6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4.0855334161794" calcext:value-type="float">
            <text:p>74,1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3.629474990923" calcext:value-type="float">
            <text:p>143,6</text:p>
          </table:table-cell>
          <table:table-cell table:style-name="ce26" office:value-type="float" office:value="33.9786692879248" calcext:value-type="float">
            <text:p>34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3.1449102142143" calcext:value-type="float">
            <text:p>83,1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0.834813461722" calcext:value-type="float">
            <text:p>90,8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21.79125705556" calcext:value-type="float">
            <text:p>221,8</text:p>
          </table:table-cell>
          <table:table-cell table:style-name="ce26" office:value-type="float" office:value="94.8511263661208" calcext:value-type="float">
            <text:p>94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301.732526846635" calcext:value-type="float">
            <text:p>301,7</text:p>
          </table:table-cell>
          <table:table-cell table:style-name="ce26" office:value-type="float" office:value="157.109449879132" calcext:value-type="float">
            <text:p>157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4.086719878592" calcext:value-type="float">
            <text:p>104,1</text:p>
          </table:table-cell>
          <table:table-cell table:style-name="ce26" office:value-type="float" office:value="3.18274064164059" calcext:value-type="float">
            <text:p>3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9.7804983406978" calcext:value-type="float">
            <text:p>99,8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49.450914262562" calcext:value-type="float">
            <text:p>49,5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8.5354316151847" calcext:value-type="float">
            <text:p>78,5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13.333151311586" calcext:value-type="float">
            <text:p>213,3</text:p>
          </table:table-cell>
          <table:table-cell table:style-name="ce26" office:value-type="float" office:value="88.2639469894131" calcext:value-type="float">
            <text:p>88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49.2961094356639" calcext:value-type="float">
            <text:p>49,3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2.786420186419" calcext:value-type="float">
            <text:p>102,8</text:p>
          </table:table-cell>
          <table:table-cell table:style-name="ce26" office:value-type="float" office:value="2.17006622314878" calcext:value-type="float">
            <text:p>2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7.769184856855" calcext:value-type="float">
            <text:p>137,8</text:p>
          </table:table-cell>
          <table:table-cell table:style-name="ce26" office:value-type="float" office:value="29.4146707424872" calcext:value-type="float">
            <text:p>29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6.293347635923" calcext:value-type="float">
            <text:p>176,3</text:p>
          </table:table-cell>
          <table:table-cell table:style-name="ce26" office:value-type="float" office:value="59.4173188819959" calcext:value-type="float">
            <text:p>59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5.4119041578684" calcext:value-type="float">
            <text:p>65,4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8.5440211981284" calcext:value-type="float">
            <text:p>98,5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7.879305279919" calcext:value-type="float">
            <text:p>157,9</text:p>
          </table:table-cell>
          <table:table-cell table:style-name="ce26" office:value-type="float" office:value="45.07644827563" calcext:value-type="float">
            <text:p>45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5.35692019201" calcext:value-type="float">
            <text:p>125,4</text:p>
          </table:table-cell>
          <table:table-cell table:style-name="ce26" office:value-type="float" office:value="19.7479893018168" calcext:value-type="float">
            <text:p>19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37.984002548845" calcext:value-type="float">
            <text:p>538,0</text:p>
          </table:table-cell>
          <table:table-cell table:style-name="ce26" office:value-type="float" office:value="341.102284157789" calcext:value-type="float">
            <text:p>341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0.43082057634" calcext:value-type="float">
            <text:p>140,4</text:p>
          </table:table-cell>
          <table:table-cell table:style-name="ce26" office:value-type="float" office:value="31.4875547250733" calcext:value-type="float">
            <text:p>31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3.500861411445" calcext:value-type="float">
            <text:p>113,5</text:p>
          </table:table-cell>
          <table:table-cell table:style-name="ce26" office:value-type="float" office:value="10.514481439372" calcext:value-type="float">
            <text:p>10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7.475204269295" calcext:value-type="float">
            <text:p>137,5</text:p>
          </table:table-cell>
          <table:table-cell table:style-name="ce26" office:value-type="float" office:value="29.185718430688" calcext:value-type="float">
            <text:p>29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2.078300469754" calcext:value-type="float">
            <text:p>102,1</text:p>
          </table:table-cell>
          <table:table-cell table:style-name="ce26" office:value-type="float" office:value="1.61858203330201" calcext:value-type="float">
            <text:p>1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94.610925588528" calcext:value-type="float">
            <text:p>194,6</text:p>
          </table:table-cell>
          <table:table-cell table:style-name="ce26" office:value-type="float" office:value="73.6830629354563" calcext:value-type="float">
            <text:p>73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56.238760980343" calcext:value-type="float">
            <text:p>256,2</text:p>
          </table:table-cell>
          <table:table-cell table:style-name="ce26" office:value-type="float" office:value="121.678869397597" calcext:value-type="float">
            <text:p>121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2.4121437833124" calcext:value-type="float">
            <text:p>72,4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5.787020538543" calcext:value-type="float">
            <text:p>175,8</text:p>
          </table:table-cell>
          <table:table-cell table:style-name="ce26" office:value-type="float" office:value="59.0229909420661" calcext:value-type="float">
            <text:p>59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25.69758841515" calcext:value-type="float">
            <text:p>225,7</text:p>
          </table:table-cell>
          <table:table-cell table:style-name="ce26" office:value-type="float" office:value="97.8933802879063" calcext:value-type="float">
            <text:p>97,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9.532744978744" calcext:value-type="float">
            <text:p>149,5</text:p>
          </table:table-cell>
          <table:table-cell table:style-name="ce26" office:value-type="float" office:value="38.576140577122" calcext:value-type="float">
            <text:p>38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7.6194356085289" calcext:value-type="float">
            <text:p>77,6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9.6956173251923" calcext:value-type="float">
            <text:p>79,7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3.650869490868" calcext:value-type="float">
            <text:p>143,7</text:p>
          </table:table-cell>
          <table:table-cell table:style-name="ce26" office:value-type="float" office:value="33.995331341236" calcext:value-type="float">
            <text:p>34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8.303526068778" calcext:value-type="float">
            <text:p>118,3</text:p>
          </table:table-cell>
          <table:table-cell table:style-name="ce26" office:value-type="float" office:value="14.2548004353322" calcext:value-type="float">
            <text:p>14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4.181829543806" calcext:value-type="float">
            <text:p>174,2</text:p>
          </table:table-cell>
          <table:table-cell table:style-name="ce26" office:value-type="float" office:value="57.7728669383853" calcext:value-type="float">
            <text:p>57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4.600343664845" calcext:value-type="float">
            <text:p>74,6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09.157940662974" calcext:value-type="float">
            <text:p>209,2</text:p>
          </table:table-cell>
          <table:table-cell table:style-name="ce26" office:value-type="float" office:value="85.0122896667861" calcext:value-type="float">
            <text:p>85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8.044081124157" calcext:value-type="float">
            <text:p>68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6.641658943814" calcext:value-type="float">
            <text:p>146,6</text:p>
          </table:table-cell>
          <table:table-cell table:style-name="ce26" office:value-type="float" office:value="36.3245605091919" calcext:value-type="float">
            <text:p>36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2.412279781407" calcext:value-type="float">
            <text:p>82,4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4.2527660048327" calcext:value-type="float">
            <text:p>84,3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4.352085836514" calcext:value-type="float">
            <text:p>164,4</text:p>
          </table:table-cell>
          <table:table-cell table:style-name="ce26" office:value-type="float" office:value="50.1174548417555" calcext:value-type="float">
            <text:p>50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5.617275149114" calcext:value-type="float">
            <text:p>145,6</text:p>
          </table:table-cell>
          <table:table-cell table:style-name="ce26" office:value-type="float" office:value="35.5267696077136" calcext:value-type="float">
            <text:p>35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4.065582978503" calcext:value-type="float">
            <text:p>154,1</text:p>
          </table:table-cell>
          <table:table-cell table:style-name="ce26" office:value-type="float" office:value="42.1063183608705" calcext:value-type="float">
            <text:p>42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9.1621291422158" calcext:value-type="float">
            <text:p>79,2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6.885302740066" calcext:value-type="float">
            <text:p>146,9</text:p>
          </table:table-cell>
          <table:table-cell table:style-name="ce26" office:value-type="float" office:value="36.5143104885034" calcext:value-type="float">
            <text:p>36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7.495469232642" calcext:value-type="float">
            <text:p>107,5</text:p>
          </table:table-cell>
          <table:table-cell table:style-name="ce26" office:value-type="float" office:value="5.83747730786934" calcext:value-type="float">
            <text:p>5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1.434643685321" calcext:value-type="float">
            <text:p>101,4</text:p>
          </table:table-cell>
          <table:table-cell table:style-name="ce26" office:value-type="float" office:value="1.11730162555642" calcext:value-type="float">
            <text:p>1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50.566078253108" calcext:value-type="float">
            <text:p>250,6</text:p>
          </table:table-cell>
          <table:table-cell table:style-name="ce26" office:value-type="float" office:value="117.260979647511" calcext:value-type="float">
            <text:p>117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73.110449800583" calcext:value-type="float">
            <text:p>273,1</text:p>
          </table:table-cell>
          <table:table-cell table:style-name="ce26" office:value-type="float" office:value="134.818553862537" calcext:value-type="float">
            <text:p>134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3.416987686031" calcext:value-type="float">
            <text:p>153,4</text:p>
          </table:table-cell>
          <table:table-cell table:style-name="ce26" office:value-type="float" office:value="41.6011918391964" calcext:value-type="float">
            <text:p>41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22.639719471641" calcext:value-type="float">
            <text:p>222,6</text:p>
          </table:table-cell>
          <table:table-cell table:style-name="ce26" office:value-type="float" office:value="95.5119095601716" calcext:value-type="float">
            <text:p>95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3.881191885442" calcext:value-type="float">
            <text:p>143,9</text:p>
          </table:table-cell>
          <table:table-cell table:style-name="ce26" office:value-type="float" office:value="34.1747066024885" calcext:value-type="float">
            <text:p>34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7.012291852101" calcext:value-type="float">
            <text:p>147,0</text:p>
          </table:table-cell>
          <table:table-cell table:style-name="ce26" office:value-type="float" office:value="36.6132097083975" calcext:value-type="float">
            <text:p>36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3.61817293518" calcext:value-type="float">
            <text:p>123,6</text:p>
          </table:table-cell>
          <table:table-cell table:style-name="ce26" office:value-type="float" office:value="18.3938515766342" calcext:value-type="float">
            <text:p>18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6.90899029123" calcext:value-type="float">
            <text:p>156,9</text:p>
          </table:table-cell>
          <table:table-cell table:style-name="ce26" office:value-type="float" office:value="44.3207662026125" calcext:value-type="float">
            <text:p>44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2.4233720734536" calcext:value-type="float">
            <text:p>82,4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6.9689054691376" calcext:value-type="float">
            <text:p>67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92.732546286105" calcext:value-type="float">
            <text:p>292,7</text:p>
          </table:table-cell>
          <table:table-cell table:style-name="ce26" office:value-type="float" office:value="150.100257970965" calcext:value-type="float">
            <text:p>150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9.199143239167" calcext:value-type="float">
            <text:p>159,2</text:p>
          </table:table-cell>
          <table:table-cell table:style-name="ce26" office:value-type="float" office:value="46.1043391118191" calcext:value-type="float">
            <text:p>46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6.6715131323412" calcext:value-type="float">
            <text:p>96,7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7.26080403175" calcext:value-type="float">
            <text:p>117,3</text:p>
          </table:table-cell>
          <table:table-cell table:style-name="ce26" office:value-type="float" office:value="13.4427276963689" calcext:value-type="float">
            <text:p>13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1.717774191189" calcext:value-type="float">
            <text:p>141,7</text:p>
          </table:table-cell>
          <table:table-cell table:style-name="ce26" office:value-type="float" office:value="32.4898352080943" calcext:value-type="float">
            <text:p>32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43.4360270157166" calcext:value-type="float">
            <text:p>43,4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1.9434795368178" calcext:value-type="float">
            <text:p>71,9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9.829020361072" calcext:value-type="float">
            <text:p>129,8</text:p>
          </table:table-cell>
          <table:table-cell table:style-name="ce26" office:value-type="float" office:value="23.2308644154557" calcext:value-type="float">
            <text:p>23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7.871967221389" calcext:value-type="float">
            <text:p>107,9</text:p>
          </table:table-cell>
          <table:table-cell table:style-name="ce26" office:value-type="float" office:value="6.1306942363298" calcext:value-type="float">
            <text:p>6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0.257825398558" calcext:value-type="float">
            <text:p>170,3</text:p>
          </table:table-cell>
          <table:table-cell table:style-name="ce26" office:value-type="float" office:value="54.7168494372913" calcext:value-type="float">
            <text:p>54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1.2904627281319" calcext:value-type="float">
            <text:p>91,3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7.080346955014" calcext:value-type="float">
            <text:p>117,1</text:p>
          </table:table-cell>
          <table:table-cell table:style-name="ce26" office:value-type="float" office:value="13.3021875836962" calcext:value-type="float">
            <text:p>13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0.4715522471" calcext:value-type="float">
            <text:p>80,5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9.1725439562744" calcext:value-type="float">
            <text:p>89,2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3.6165471101974" calcext:value-type="float">
            <text:p>93,6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2.0034511493257" calcext:value-type="float">
            <text:p>72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2.327378016125" calcext:value-type="float">
            <text:p>122,3</text:p>
          </table:table-cell>
          <table:table-cell table:style-name="ce26" office:value-type="float" office:value="17.3885794828895" calcext:value-type="float">
            <text:p>17,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2.22164618651" calcext:value-type="float">
            <text:p>132,2</text:p>
          </table:table-cell>
          <table:table-cell table:style-name="ce26" office:value-type="float" office:value="25.0942432819039" calcext:value-type="float">
            <text:p>25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5.917014077485" calcext:value-type="float">
            <text:p>135,9</text:p>
          </table:table-cell>
          <table:table-cell table:style-name="ce26" office:value-type="float" office:value="27.9721986891318" calcext:value-type="float">
            <text:p>28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1.729583321941" calcext:value-type="float">
            <text:p>131,7</text:p>
          </table:table-cell>
          <table:table-cell table:style-name="ce26" office:value-type="float" office:value="24.711024337657" calcext:value-type="float">
            <text:p>24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2.924726571504" calcext:value-type="float">
            <text:p>152,9</text:p>
          </table:table-cell>
          <table:table-cell table:style-name="ce26" office:value-type="float" office:value="41.2178184977271" calcext:value-type="float">
            <text:p>41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21.054490963873" calcext:value-type="float">
            <text:p>221,1</text:p>
          </table:table-cell>
          <table:table-cell table:style-name="ce26" office:value-type="float" office:value="94.2773323569749" calcext:value-type="float">
            <text:p>94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7.0065623754044" calcext:value-type="float">
            <text:p>57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3.432553102065" calcext:value-type="float">
            <text:p>113,4</text:p>
          </table:table-cell>
          <table:table-cell table:style-name="ce26" office:value-type="float" office:value="10.4612828745367" calcext:value-type="float">
            <text:p>10,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6.25429575186" calcext:value-type="float">
            <text:p>156,3</text:p>
          </table:table-cell>
          <table:table-cell table:style-name="ce26" office:value-type="float" office:value="43.8108895826788" calcext:value-type="float">
            <text:p>43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3.254594910084" calcext:value-type="float">
            <text:p>163,3</text:p>
          </table:table-cell>
          <table:table-cell table:style-name="ce26" office:value-type="float" office:value="49.2627280488383" calcext:value-type="float">
            <text:p>49,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0.4969783361604" calcext:value-type="float">
            <text:p>70,5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1.413611551123" calcext:value-type="float">
            <text:p>121,4</text:p>
          </table:table-cell>
          <table:table-cell table:style-name="ce26" office:value-type="float" office:value="16.6769374444012" calcext:value-type="float">
            <text:p>16,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50.38549066392" calcext:value-type="float">
            <text:p>250,4</text:p>
          </table:table-cell>
          <table:table-cell table:style-name="ce26" office:value-type="float" office:value="117.120337891639" calcext:value-type="float">
            <text:p>117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7.256018020851" calcext:value-type="float">
            <text:p>127,3</text:p>
          </table:table-cell>
          <table:table-cell table:style-name="ce26" office:value-type="float" office:value="21.227008178047" calcext:value-type="float">
            <text:p>21,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8.522393128156" calcext:value-type="float">
            <text:p>158,5</text:p>
          </table:table-cell>
          <table:table-cell table:style-name="ce26" office:value-type="float" office:value="45.5772855954208" calcext:value-type="float">
            <text:p>45,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60.586489314668" calcext:value-type="float">
            <text:p>260,6</text:p>
          </table:table-cell>
          <table:table-cell table:style-name="ce26" office:value-type="float" office:value="125.064883628951" calcext:value-type="float">
            <text:p>125,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1.3553177482328" calcext:value-type="float">
            <text:p>71,4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7.443882405921" calcext:value-type="float">
            <text:p>107,4</text:p>
          </table:table-cell>
          <table:table-cell table:style-name="ce26" office:value-type="float" office:value="5.79730144682234" calcext:value-type="float">
            <text:p>5,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7.8979007286131" calcext:value-type="float">
            <text:p>97,9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021"/>
        </table:table-row>
        <table:table-row table:style-name="ro2" table:number-rows-repeated="10482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DM</number:text>
    </number:number-style>
    <number:number-style style:name="N136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DM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DM</number:text>
    </number:number-style>
    <number:number-style style:name="N139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DM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0P0"/>
    </number:number-style>
    <number:number-style style:name="N144P0" style:volatile="true">
      <number:number number:decimal-places="0" loext:min-decimal-places="0" number:min-integer-digits="1" number:grouping="true"/>
      <number:text> DM </number:text>
    </number:number-style>
    <number:number-style style:name="N144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44P2" style:volatile="true">
      <number:text> - DM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loext:min-decimal-places="0" number:min-integer-digits="1" number:grouping="true"/>
      <number:text>      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8P2" style:volatile="true">
      <number:text> - 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loext:min-decimal-places="2" number:min-integer-digits="1" number:grouping="true"/>
      <number:text> DM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52P2" style:volatile="true">
      <number:text>-</number:text>
      <number:number number:decimal-places="0" loext:min-decimal-places="0" number:min-integer-digits="0"/>
      <number:text> DM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     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6P2" style:volatile="true">
      <number:text>-</number:text>
      <number:number number:decimal-places="0" loext:min-decimal-places="0" number:min-integer-digits="0"/>
      <number:text>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loext:min-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loext:min-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4P2" style:volatile="true">
      <number:text>-</number:text>
      <number:number number:decimal-places="0" loext:min-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loext:min-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8P2" style:volatile="true"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9" loext:min-decimal-places="9" number:min-integer-digits="1"/>
    </number:number-style>
    <number:number-style style:name="N180">
      <number:number number:decimal-places="8" loext:min-decimal-places="8" number:min-integer-digits="1"/>
    </number:number-style>
    <number:number-style style:name="N181">
      <number:number number:decimal-places="7" loext:min-decimal-places="7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/>
    </number:number-style>
    <number:percentage-style style:name="N184">
      <number:number number:decimal-places="1" loext:min-decimal-places="1" number:min-integer-digits="1"/>
      <number:text>%</number:text>
    </number:percentage-style>
    <number:percentage-style style:name="N185">
      <number:number number:decimal-places="3" loext:min-decimal-places="3" number:min-integer-digits="1"/>
      <number:text>%</number:text>
    </number:percentage-style>
    <number:percentage-style style:name="N186">
      <number:number number:decimal-places="15" loext:min-decimal-places="15" number:min-integer-digits="1"/>
      <number:text>%</number:text>
    </number:percentage-style>
    <number:number-style style:name="N187">
      <number:number number:decimal-places="1" loext:min-decimal-places="1" number:min-integer-digits="1"/>
    </number:number-style>
    <number:number-style style:name="N188">
      <number:number number:decimal-places="3" loext:min-decimal-places="3" number:min-integer-digits="1"/>
    </number:number-style>
    <number:number-style style:name="N189">
      <number:number number:decimal-places="4" loext:min-decimal-places="4" number:min-integer-digits="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2">
      <number:number number:decimal-places="11" loext:min-decimal-places="11" number:min-integer-digits="1"/>
    </number:number-style>
    <number:number-style style:name="N194P0" style:volatile="true">
      <number:text>€ </number:text>
      <number:number number:decimal-places="0" loext:min-decimal-places="0" number:min-integer-digits="1" number:grouping="true"/>
    </number:number-style>
    <number:number-style style:name="N194">
      <number:text>-€ </number:text>
      <number:number number:decimal-places="0" loext:min-decimal-places="0" number:min-integer-digits="1" number:grouping="true"/>
      <style:map style:condition="value()&gt;=0" style:apply-style-name="N194P0"/>
    </number:number-style>
    <number:number-style style:name="N195P0" style:volatile="true">
      <number:text>€ </number:text>
      <number:number number:decimal-places="0" loext:min-decimal-places="0" number:min-integer-digits="1" number:grouping="true"/>
    </number:number-style>
    <number:number-style style:name="N19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7P0" style:volatile="true">
      <number:text>€ </number:text>
      <number:number number:decimal-places="2" loext:min-decimal-places="2" number:min-integer-digits="1" number:grouping="true"/>
    </number:number-style>
    <number:number-style style:name="N197">
      <number:text>-€ </number:text>
      <number:number number:decimal-places="2" loext:min-decimal-places="2" number:min-integer-digits="1" number:grouping="true"/>
      <style:map style:condition="value()&gt;=0" style:apply-style-name="N197P0"/>
    </number:number-style>
    <number:number-style style:name="N198P0" style:volatile="true">
      <number:text>€ </number:text>
      <number:number number:decimal-places="2" loext:min-decimal-places="2" number:min-integer-digits="1" number:grouping="true"/>
    </number:number-style>
    <number:number-style style:name="N198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98P0"/>
    </number:number-style>
    <number:number-style style:name="N20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0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02P2" style:volatile="true">
      <number:text> € 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number number:decimal-places="0" loext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08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08P2" style:volatile="true">
      <number:text> € 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number number:decimal-places="2" loext:min-decimal-places="2" number:min-integer-digits="1" number:grouping="true"/>
      <number:text> </number:text>
    </number:number-style>
    <number:number-style style:name="N2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0P2" style:volatile="true">
      <number:text>-</number:text>
      <number:number number:decimal-places="0" loext:min-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percentage-style style:name="N211">
      <number:number number:decimal-places="4" loext:min-decimal-places="4" number:min-integer-digits="1"/>
      <number:text>%</number:text>
    </number:percentage-style>
    <number:percentage-style style:name="N212">
      <number:number number:decimal-places="5" loext:min-decimal-places="5" number:min-integer-digits="1"/>
      <number:text>%</number:text>
    </number:percentage-style>
    <number:percentage-style style:name="N213">
      <number:number number:decimal-places="6" loext:min-decimal-places="6" number:min-integer-digits="1"/>
      <number:text>%</number:text>
    </number:percentage-style>
    <number:number-style style:name="N214">
      <number:number number:decimal-places="4" loext:min-decimal-places="4" number:min-integer-digits="1" number:grouping="true"/>
    </number:number-style>
    <number:date-style style:name="N21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16P0" style:volatile="true">
      <number:number number:decimal-places="0" loext:min-decimal-places="0" number:min-integer-digits="1" number:grouping="true"/>
      <number:text> </number:text>
    </number:number-style>
    <number:number-style style:name="N21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16P0"/>
    </number:number-style>
    <number:number-style style:name="N217">
      <number:text>$</number:text>
      <number:number number:decimal-places="2" loext:min-decimal-places="2" number:min-integer-digits="1" number:grouping="true"/>
    </number:number-style>
    <number:number-style style:name="N218">
      <number:number number:decimal-places="2" loext:min-decimal-places="2" number:min-integer-digits="1"/>
      <number:text> </number:text>
    </number:number-style>
    <number:number-style style:name="N220P0" style:volatile="true">
      <number:number number:decimal-places="1" loext:min-decimal-places="1" number:min-integer-digits="1" number:grouping="true"/>
    </number:number-style>
    <number:number-style style:name="N220">
      <number:number number:decimal-places="1" loext:min-decimal-places="1" number:min-integer-digits="1" number:grouping="true"/>
      <style:map style:condition="value()&gt;=0" style:apply-style-name="N220P0"/>
    </number:number-style>
    <number:number-style style:name="N222P0" style:volatile="true">
      <number:text>+</number:text>
      <number:number number:decimal-places="2" loext:min-decimal-places="2" number:min-integer-digits="1" number:grouping="true"/>
    </number:number-style>
    <number:number-style style:name="N222">
      <number:text>-</number:text>
      <number:number number:decimal-places="2" loext:min-decimal-places="2" number:min-integer-digits="1" number:grouping="true"/>
      <style:map style:condition="value()&gt;=0" style:apply-style-name="N222P0"/>
    </number:number-style>
    <number:number-style style:name="N224P0" style:volatile="true">
      <number:number number:decimal-places="0" loext:min-decimal-places="0" number:min-integer-digits="1" number:grouping="true"/>
      <number:text>    </number:text>
    </number:number-style>
    <number:number-style style:name="N2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24P2" style:volatile="true">
      <number:text>-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number number:decimal-places="0" loext:min-decimal-places="0" number:min-integer-digits="1" number:grouping="true"/>
      <number:text>  </number:text>
    </number:number-style>
    <number:number-style style:name="N228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28P2" style:volatile="true">
      <number:text>- 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0" loext:min-decimal-places="0" number:min-integer-digits="1" number:grouping="true"/>
      <number:text> €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30P2" style:volatile="true">
      <number:text>- €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33P2" style:volatile="true"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2" loext:min-decimal-places="2" number:min-integer-digits="1" number:grouping="true"/>
      <number:text> </number:text>
    </number:number-style>
    <number:number-style style:name="N23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35P2" style:volatile="true">
      <number:text>-</number:text>
      <number:number number:decimal-places="0" loext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£</number:text>
      <number:number number:decimal-places="0" loext:min-decimal-places="0" number:min-integer-digits="1" number:grouping="true"/>
    </number:number-style>
    <number:number-style style:name="N237">
      <number:text>-£</number:text>
      <number:number number:decimal-places="0" loext:min-decimal-places="0" number:min-integer-digits="1" number:grouping="true"/>
      <style:map style:condition="value()&gt;=0" style:apply-style-name="N237P0"/>
    </number:number-style>
    <number:number-style style:name="N238P0" style:volatile="true">
      <number:text>£</number:text>
      <number:number number:decimal-places="0" loext:min-decimal-places="0" number:min-integer-digits="1" number:grouping="true"/>
    </number:number-style>
    <number:number-style style:name="N23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38P0"/>
    </number:number-style>
    <number:number-style style:name="N240P0" style:volatile="true">
      <number:text>£</number:text>
      <number:number number:decimal-places="2" loext:min-decimal-places="2" number:min-integer-digits="1" number:grouping="true"/>
    </number:number-style>
    <number:number-style style:name="N240">
      <number:text>-£</number:text>
      <number:number number:decimal-places="2" loext:min-decimal-places="2" number:min-integer-digits="1" number:grouping="true"/>
      <style:map style:condition="value()&gt;=0" style:apply-style-name="N240P0"/>
    </number:number-style>
    <number:number-style style:name="N241P0" style:volatile="true">
      <number:text>£</number:text>
      <number:number number:decimal-places="2" loext:min-decimal-places="2" number:min-integer-digits="1" number:grouping="true"/>
    </number:number-style>
    <number:number-style style:name="N24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41P0"/>
    </number:number-style>
    <number:number-style style:name="N245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45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45P2" style:volatile="true">
      <number:text> £-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number number:decimal-places="0" loext:min-decimal-places="0" number:min-integer-digits="1" number:grouping="true"/>
      <number:text> </number:text>
    </number:number-style>
    <number:number-style style:name="N24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46P2" style:volatile="true"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5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50P2" style:volatile="true">
      <number:text> £-</number:text>
      <number:number number:decimal-places="0" loext:min-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2" loext:min-decimal-places="2" number:min-integer-digits="1" number:grouping="true"/>
      <number:text>   </number:text>
    </number:number-style>
    <number:number-style style:name="N25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54P2" style:volatile="true">
      <number:text>-</number:text>
      <number:number number:decimal-places="0" loext:min-decimal-places="0" number:min-integer-digits="0"/>
      <number:text>  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0" loext:min-decimal-places="0" number:min-integer-digits="1" number:grouping="true"/>
      <number:text>   </number:text>
    </number:number-style>
    <number:number-style style:name="N258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58P2" style:volatile="true">
      <number:text>-  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loext:min-decimal-places="2" number:min-integer-digits="1" number:grouping="true"/>
      <number:text>€ </number:text>
    </number:number-style>
    <number:number-style style:name="N262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62P2" style:volatile="true">
      <number:text>-</number:text>
      <number:number number:decimal-places="0" loext:min-decimal-places="0" number:min-integer-digits="0"/>
      <number:text>€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number:number number:decimal-places="0" loext:min-decimal-places="0" number:min-integer-digits="1" number:grouping="true"/>
      <number:text>€ </number:text>
    </number:number-style>
    <number:number-style style:name="N266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66P2" style:volatile="true">
      <number:text>-€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percentage-style style:name="N267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.00.0000</text:date>, <text:time style:data-style-name="N2" text:time-value="21:32:04.9099621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ple Computer</meta:initial-creator>
    <meta:creation-date>2006-03-25T19:29:47</meta:creation-date>
    <dc:date>2019-01-27T21:34:35.541220315</dc:date>
    <meta:generator>LibreOffice/6.1.2.1$MacOSX_X86_64 LibreOffice_project/65905a128db06ba48db947242809d14d3f9a93fe</meta:generator>
    <meta:editing-duration>PT40M32S</meta:editing-duration>
    <meta:editing-cycles>14</meta:editing-cycles>
    <meta:document-statistic meta:table-count="2" meta:cell-count="622" meta:object-count="2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Rem 
Rem Public Function Test(x As RichTexs) As String
Rem     x.Characters(Start:=1, Length:=3).Font.ColorIndex = 3
Rem x.Characters(Start:=9, Length:=4).Font.ColorIndex = 5
Rem     Test = x
Rem End Function
Rem 
Rem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 style:rotation-angle="45"/>
      <style:text-properties fo:color="#000000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true" chart:link-data-style-to-source="true" chart:axis-position="1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link-data-style-to-source="true"/>
      <style:graphic-properties draw:stroke="none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9.198cm" svg:height="5.907cm" xlink:href=".." xlink:type="simple" chart:class="chart:bar" chart:style-name="ch1">
        <chart:title svg:x="3.887cm" svg:y="0.362cm" chart:style-name="ch2">
          <text:p>Distribution</text:p>
        </chart:title>
        <chart:plot-area chart:style-name="ch3" table:cell-range-address="MonteCarloBlackScholes.D39:MonteCarloBlackScholes.E59" chart:data-source-has-labels="column" svg:x="0.53cm" svg:y="1.26cm" svg:width="8.399cm" svg:height="4.398cm">
          <chartooo:coordinate-region svg:x="1.096cm" svg:y="1.418cm" svg:width="7.833cm" svg:height="3.433cm"/>
          <chart:axis chart:dimension="x" chart:name="primary-x" chart:style-name="ch4" chartooo:axis-type="auto">
            <chartooo:date-scale/>
            <chart:categories table:cell-range-address="MonteCarloBlackScholes.D39:MonteCarloBlackScholes.D59"/>
          </chart:axis>
          <chart:axis chart:dimension="y" chart:name="primary-y" chart:style-name="ch5">
            <chart:grid chart:class="major"/>
          </chart:axis>
          <chart:series chart:style-name="ch6" chart:values-cell-range-address="MonteCarloBlackScholes.E39:MonteCarloBlackScholes.E59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onteCarloBlackScholes.D39:MonteCarloBlackScholes.D59</svg:desc>
                </draw:g>
              </table:table-cell>
              <table:table-cell office:value-type="float" office:value="0">
                <text:p>0</text:p>
                <draw:g>
                  <svg:desc>MonteCarloBlackScholes.E39:MonteCarloBlackScholes.E59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87">
      <number:number number:decimal-places="1" loext:min-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87">
      <style:chart-properties chart:display-label="true" chart:logarithmic="false" chart:reverse-direction="false" text:line-break="false" loext:try-staggering-first="true" chart:link-data-style-to-source="true" chart:axis-position="0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87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9.234cm" svg:height="5.924cm" xlink:href=".." xlink:type="simple" chart:class="chart:scatter" chart:style-name="ch1">
        <chart:title svg:x="3.086cm" svg:y="0.363cm" chart:style-name="ch2">
          <text:p>Custom Product Payoff</text:p>
        </chart:title>
        <chart:plot-area chart:style-name="ch3" table:cell-range-address="MonteCarloBlackScholes.B39:MonteCarloBlackScholes.C288" svg:x="0.372cm" svg:y="1.264cm" svg:width="8.586cm" svg:height="4.398cm">
          <chartooo:coordinate-region svg:x="1.332cm" svg:y="1.422cm" svg:width="7.27cm" svg:height="3.675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39:MonteCarloBlackScholes.C288" chart:class="chart:scatter">
            <chart:domain table:cell-range-address="MonteCarloBlackScholes.B39:MonteCarloBlackScholes.B288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9.056998480871">
                <text:p>309.056998480871</text:p>
                <draw:g>
                  <svg:desc>MonteCarloBlackScholes.B39:MonteCarloBlackScholes.B288</svg:desc>
                </draw:g>
              </table:table-cell>
              <table:table-cell office:value-type="float" office:value="162.81375412346">
                <text:p>162.81375412346</text:p>
                <draw:g>
                  <svg:desc>MonteCarloBlackScholes.C39:MonteCarloBlackScholes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9487694043639">
                <text:p>59.9487694043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5968197334578">
                <text:p>76.5968197334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.068668906819">
                <text:p>222.068668906819</text:p>
              </table:table-cell>
              <table:table-cell office:value-type="float" office:value="95.067174933115">
                <text:p>95.067174933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0529853520923">
                <text:p>46.052985352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.307229014511">
                <text:p>125.307229014511</text:p>
              </table:table-cell>
              <table:table-cell office:value-type="float" office:value="19.7092897738685">
                <text:p>19.7092897738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3788812780234">
                <text:p>84.378881278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012793615087">
                <text:p>111.012793615087</text:p>
              </table:table-cell>
              <table:table-cell office:value-type="float" office:value="8.57677229123349">
                <text:p>8.57677229123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2769488033389">
                <text:p>66.2769488033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4718852071058">
                <text:p>85.471885207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.165585879246">
                <text:p>116.165585879246</text:p>
              </table:table-cell>
              <table:table-cell office:value-type="float" office:value="12.589770941565">
                <text:p>12.589770941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6304960055578">
                <text:p>56.6304960055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.943874819569">
                <text:p>198.943874819569</text:p>
              </table:table-cell>
              <table:table-cell office:value-type="float" office:value="77.0575671895998">
                <text:p>77.0575671895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3.065447749233">
                <text:p>183.065447749233</text:p>
              </table:table-cell>
              <table:table-cell office:value-type="float" office:value="64.6914357532796">
                <text:p>64.6914357532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7864572562356">
                <text:p>49.7864572562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748490742699">
                <text:p>110.748490742699</text:p>
              </table:table-cell>
              <table:table-cell office:value-type="float" office:value="8.37093300724969">
                <text:p>8.37093300724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.26043804179">
                <text:p>101.26043804179</text:p>
              </table:table-cell>
              <table:table-cell office:value-type="float" office:value="0.98163013395865">
                <text:p>0.98163013395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418235305366">
                <text:p>86.418235305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3227126658305">
                <text:p>77.3227126658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5094014982714">
                <text:p>62.509401498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4368322056444">
                <text:p>67.4368322056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.509770911978">
                <text:p>113.509770911978</text:p>
              </table:table-cell>
              <table:table-cell office:value-type="float" office:value="10.5214201653637">
                <text:p>10.5214201653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4591649254013">
                <text:p>78.459164925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740482604354">
                <text:p>123.740482604354</text:p>
              </table:table-cell>
              <table:table-cell office:value-type="float" office:value="18.4891064427642">
                <text:p>18.4891064427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.089612318806">
                <text:p>131.089612318806</text:p>
              </table:table-cell>
              <table:table-cell office:value-type="float" office:value="24.2126144192727">
                <text:p>24.2126144192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.884234127637">
                <text:p>117.884234127637</text:p>
              </table:table-cell>
              <table:table-cell office:value-type="float" office:value="13.928255543236">
                <text:p>13.9282555432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.481263912654">
                <text:p>258.481263912654</text:p>
              </table:table-cell>
              <table:table-cell office:value-type="float" office:value="123.425332437321">
                <text:p>123.4253324373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.704190738973">
                <text:p>208.704190738973</text:p>
              </table:table-cell>
              <table:table-cell office:value-type="float" office:value="84.6589088706558">
                <text:p>84.6589088706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.6817506711611">
                <text:p>68.681750671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.9631441725">
                <text:p>101.9631441725</text:p>
              </table:table-cell>
              <table:table-cell office:value-type="float" office:value="1.52889821882512">
                <text:p>1.52889821882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.573245117528">
                <text:p>149.573245117528</text:p>
              </table:table-cell>
              <table:table-cell office:value-type="float" office:value="38.6076821169216">
                <text:p>38.6076821169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5182227118561">
                <text:p>56.5182227118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.597755207944">
                <text:p>146.597755207944</text:p>
              </table:table-cell>
              <table:table-cell office:value-type="float" office:value="36.2903682453161">
                <text:p>36.2903682453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.310327286282">
                <text:p>127.310327286282</text:p>
              </table:table-cell>
              <table:table-cell office:value-type="float" office:value="21.2693042764925">
                <text:p>21.2693042764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.504377563077">
                <text:p>161.504377563077</text:p>
              </table:table-cell>
              <table:table-cell office:value-type="float" office:value="47.8996574084437">
                <text:p>47.89965740844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.864555497545">
                <text:p>195.864555497545</text:p>
              </table:table-cell>
              <table:table-cell office:value-type="float" office:value="74.6593908902802">
                <text:p>74.6593908902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0862552145758">
                <text:p>79.0862552145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.984932527738">
                <text:p>158.984932527738</text:p>
              </table:table-cell>
              <table:table-cell office:value-type="float" office:value="45.9375116420161">
                <text:p>45.9375116420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8.542121535402">
                <text:p>278.542121535402</text:p>
              </table:table-cell>
              <table:table-cell office:value-type="float" office:value="139.048744063001">
                <text:p>139.048744063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4843571033246">
                <text:p>78.4843571033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.9512043817369">
                <text:p>80.9512043817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.432787484972">
                <text:p>101.432787484972</text:p>
              </table:table-cell>
              <table:table-cell office:value-type="float" office:value="1.11585601527117">
                <text:p>1.11585601527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.2248351018009">
                <text:p>85.2248351018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0.978997482106">
                <text:p>160.978997482106</text:p>
              </table:table-cell>
              <table:table-cell office:value-type="float" office:value="47.4904909899733">
                <text:p>47.49049098997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103370109154">
                <text:p>135.103370109154</text:p>
              </table:table-cell>
              <table:table-cell office:value-type="float" office:value="27.3385321294545">
                <text:p>27.3385321294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.731508780597">
                <text:p>108.731508780597</text:p>
              </table:table-cell>
              <table:table-cell office:value-type="float" office:value="6.80010587572408">
                <text:p>6.80010587572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.2342105596075">
                <text:p>68.2342105596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.520930754207">
                <text:p>198.520930754207</text:p>
              </table:table-cell>
              <table:table-cell office:value-type="float" office:value="76.7281780202998">
                <text:p>76.7281780202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5.860628617724">
                <text:p>215.860628617724</text:p>
              </table:table-cell>
              <table:table-cell office:value-type="float" office:value="90.2323482946288">
                <text:p>90.2323482946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5.760208482435">
                <text:p>335.760208482435</text:p>
              </table:table-cell>
              <table:table-cell office:value-type="float" office:value="183.610234983198">
                <text:p>183.610234983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8871980148642">
                <text:p>98.8871980148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7636804477435">
                <text:p>51.763680447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.184739444374">
                <text:p>128.184739444374</text:p>
              </table:table-cell>
              <table:table-cell office:value-type="float" office:value="21.9502971499422">
                <text:p>21.95029714994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.10166070544">
                <text:p>120.10166070544</text:p>
              </table:table-cell>
              <table:table-cell office:value-type="float" office:value="15.6551890984325">
                <text:p>15.6551890984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8.937529873835">
                <text:p>188.937529873835</text:p>
              </table:table-cell>
              <table:table-cell office:value-type="float" office:value="69.2646179101791">
                <text:p>69.26461791017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3775313027267">
                <text:p>50.3775313027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.990643129536">
                <text:p>120.990643129536</text:p>
              </table:table-cell>
              <table:table-cell office:value-type="float" office:value="16.3475293064549">
                <text:p>16.34752930645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8329183395762">
                <text:p>55.8329183395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.2238204876231">
                <text:p>84.22382048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3.171838677456">
                <text:p>133.171838677456</text:p>
              </table:table-cell>
              <table:table-cell office:value-type="float" office:value="25.8342539379209">
                <text:p>25.83425393792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.9945397367925">
                <text:p>72.9945397367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9.829397150269">
                <text:p>189.829397150269</text:p>
              </table:table-cell>
              <table:table-cell office:value-type="float" office:value="69.9592048434617">
                <text:p>69.95920484346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.101397087088">
                <text:p>106.101397087088</text:p>
              </table:table-cell>
              <table:table-cell office:value-type="float" office:value="4.75177282925397">
                <text:p>4.751772829253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.406721169149">
                <text:p>164.406721169149</text:p>
              </table:table-cell>
              <table:table-cell office:value-type="float" office:value="50.1600048815949">
                <text:p>50.1600048815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.691678302595">
                <text:p>135.691678302595</text:p>
              </table:table-cell>
              <table:table-cell office:value-type="float" office:value="27.7967070111937">
                <text:p>27.79670701119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.0018164333">
                <text:p>116.0018164333</text:p>
              </table:table-cell>
              <table:table-cell office:value-type="float" office:value="12.4622271688187">
                <text:p>12.4622271688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.148712754966">
                <text:p>199.148712754966</text:p>
              </table:table-cell>
              <table:table-cell office:value-type="float" office:value="77.2170951340894">
                <text:p>77.21709513408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.111478444961">
                <text:p>148.111478444961</text:p>
              </table:table-cell>
              <table:table-cell office:value-type="float" office:value="37.4692570876583">
                <text:p>37.46925708765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.671907562846">
                <text:p>136.671907562846</text:p>
              </table:table-cell>
              <table:table-cell office:value-type="float" office:value="28.560110326667">
                <text:p>28.56011032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.501041611234">
                <text:p>126.501041611234</text:p>
              </table:table-cell>
              <table:table-cell office:value-type="float" office:value="20.6390319590366">
                <text:p>20.63903195903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4.409947308376">
                <text:p>294.409947308376</text:p>
              </table:table-cell>
              <table:table-cell office:value-type="float" office:value="151.406619200634">
                <text:p>151.406619200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2.749855208964">
                <text:p>182.749855208964</text:p>
              </table:table-cell>
              <table:table-cell office:value-type="float" office:value="64.4456520357863">
                <text:p>64.4456520357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.75645872597">
                <text:p>157.75645872597</text:p>
              </table:table-cell>
              <table:table-cell office:value-type="float" office:value="44.9807752832165">
                <text:p>44.9807752832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.847513869885">
                <text:p>84.84751386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.022514802681">
                <text:p>164.022514802681</text:p>
              </table:table-cell>
              <table:table-cell office:value-type="float" office:value="49.8607846625284">
                <text:p>49.8607846625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9.655044395936">
                <text:p>179.655044395936</text:p>
              </table:table-cell>
              <table:table-cell office:value-type="float" office:value="62.0354109511423">
                <text:p>62.03541095114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9.52707158577">
                <text:p>159.52707158577</text:p>
              </table:table-cell>
              <table:table-cell office:value-type="float" office:value="46.3597299649453">
                <text:p>46.35972996494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353178588422">
                <text:p>79.353178588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.3694975194325">
                <text:p>63.3694975194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.459793124514">
                <text:p>195.459793124514</text:p>
              </table:table-cell>
              <table:table-cell office:value-type="float" office:value="74.3441616372054">
                <text:p>74.34416163720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.195778315128">
                <text:p>101.195778315128</text:p>
              </table:table-cell>
              <table:table-cell office:value-type="float" office:value="0.931273088201566">
                <text:p>0.9312730882015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1230539611018">
                <text:p>81.123053961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.761349851893">
                <text:p>121.761349851893</text:p>
              </table:table-cell>
              <table:table-cell office:value-type="float" office:value="16.9477563053449">
                <text:p>16.9477563053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3.827772677564">
                <text:p>203.827772677564</text:p>
              </table:table-cell>
              <table:table-cell office:value-type="float" office:value="80.8611506658463">
                <text:p>80.86115066584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6.904440775848">
                <text:p>206.904440775848</text:p>
              </table:table-cell>
              <table:table-cell office:value-type="float" office:value="83.2572621900413">
                <text:p>83.2572621900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6.986279893295">
                <text:p>196.986279893295</text:p>
              </table:table-cell>
              <table:table-cell office:value-type="float" office:value="75.5329907280802">
                <text:p>75.53299072808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.447555348525">
                <text:p>154.447555348525</text:p>
              </table:table-cell>
              <table:table-cell office:value-type="float" office:value="42.4037987417546">
                <text:p>42.40379874175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8228711428225">
                <text:p>89.8228711428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667582653754">
                <text:p>67.667582653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.0136781266774">
                <text:p>98.0136781266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.2687550306141">
                <text:p>73.2687550306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.861372481551">
                <text:p>118.861372481551</text:p>
              </table:table-cell>
              <table:table-cell office:value-type="float" office:value="14.689251658433">
                <text:p>14.6892516584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7.19336964843">
                <text:p>207.19336964843</text:p>
              </table:table-cell>
              <table:table-cell office:value-type="float" office:value="83.4822802222598">
                <text:p>83.4822802222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4.329166862991">
                <text:p>114.329166862991</text:p>
              </table:table-cell>
              <table:table-cell office:value-type="float" office:value="11.1595663736582">
                <text:p>11.1595663736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.632696325837">
                <text:p>220.632696325837</text:p>
              </table:table-cell>
              <table:table-cell office:value-type="float" office:value="93.9488383625768">
                <text:p>93.94883836257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.5516941921532">
                <text:p>62.551694192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.610120788235">
                <text:p>124.610120788235</text:p>
              </table:table-cell>
              <table:table-cell office:value-type="float" office:value="19.1663813413595">
                <text:p>19.1663813413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.4273651548952">
                <text:p>60.4273651548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654281521168">
                <text:p>49.65428152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6.647219701479">
                <text:p>226.647219701479</text:p>
              </table:table-cell>
              <table:table-cell office:value-type="float" office:value="98.6329538773284">
                <text:p>98.63295387732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458190894379">
                <text:p>109.458190894379</text:p>
              </table:table-cell>
              <table:table-cell office:value-type="float" office:value="7.36604647498132">
                <text:p>7.366046474981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.7705513226936">
                <text:p>56.770551322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.4065086132324">
                <text:p>66.406508613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8.027539163697">
                <text:p>148.027539163697</text:p>
              </table:table-cell>
              <table:table-cell office:value-type="float" office:value="37.4038851096798">
                <text:p>37.40388510967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.1780325389436">
                <text:p>68.1780325389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.0402188741184">
                <text:p>95.040218874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6.553284562209">
                <text:p>166.553284562209</text:p>
              </table:table-cell>
              <table:table-cell office:value-type="float" office:value="51.8317501330224">
                <text:p>51.8317501330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.114150835702">
                <text:p>107.114150835702</text:p>
              </table:table-cell>
              <table:table-cell office:value-type="float" office:value="5.54050624173267">
                <text:p>5.540506241732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8264814675954">
                <text:p>82.826481467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3.227684313991">
                <text:p>103.227684313991</text:p>
              </table:table-cell>
              <table:table-cell office:value-type="float" office:value="2.51372307124347">
                <text:p>2.513723071243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.555176195401">
                <text:p>118.555176195401</text:p>
              </table:table-cell>
              <table:table-cell office:value-type="float" office:value="14.4507857510064">
                <text:p>14.45078575100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2.862704722385">
                <text:p>172.862704722385</text:p>
              </table:table-cell>
              <table:table-cell office:value-type="float" office:value="56.745531494494">
                <text:p>56.7455314944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.1439241131612">
                <text:p>37.143924113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9.94950749527">
                <text:p>179.94950749527</text:p>
              </table:table-cell>
              <table:table-cell office:value-type="float" office:value="62.2647390434893">
                <text:p>62.26473904348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.5866591227033">
                <text:p>84.5866591227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8.629565023456">
                <text:p>188.629565023456</text:p>
              </table:table-cell>
              <table:table-cell office:value-type="float" office:value="69.0247746435454">
                <text:p>69.02477464354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3.379162131339">
                <text:p>223.379162131339</text:p>
              </table:table-cell>
              <table:table-cell office:value-type="float" office:value="96.0877880825804">
                <text:p>96.08778808258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1.027286154752">
                <text:p>151.027286154752</text:p>
              </table:table-cell>
              <table:table-cell office:value-type="float" office:value="39.7400904153296">
                <text:p>39.7400904153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931746377335">
                <text:p>111.931746377335</text:p>
              </table:table-cell>
              <table:table-cell office:value-type="float" office:value="9.29245342207798">
                <text:p>9.29245342207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8.135302187504">
                <text:p>108.135302187504</text:p>
              </table:table-cell>
              <table:table-cell office:value-type="float" office:value="6.33577971415049">
                <text:p>6.335779714150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.212520522614">
                <text:p>128.212520522614</text:p>
              </table:table-cell>
              <table:table-cell office:value-type="float" office:value="21.9719330754302">
                <text:p>21.97193307543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.938284474528">
                <text:p>113.938284474528</text:p>
              </table:table-cell>
              <table:table-cell office:value-type="float" office:value="10.8551468634342">
                <text:p>10.85514686343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4.291605615278">
                <text:p>224.291605615278</text:p>
              </table:table-cell>
              <table:table-cell office:value-type="float" office:value="96.7983997823811">
                <text:p>96.79839978238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.789493634963">
                <text:p>184.789493634963</text:p>
              </table:table-cell>
              <table:table-cell office:value-type="float" office:value="66.0341240391369">
                <text:p>66.03412403913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.547320599131">
                <text:p>129.547320599131</text:p>
              </table:table-cell>
              <table:table-cell office:value-type="float" office:value="23.0114764202653">
                <text:p>23.0114764202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7.56300342999">
                <text:p>137.56300342999</text:p>
              </table:table-cell>
              <table:table-cell office:value-type="float" office:value="29.2540964857898">
                <text:p>29.25409648578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9777030066083">
                <text:p>77.977703006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.698382307219">
                <text:p>101.698382307219</text:p>
              </table:table-cell>
              <table:table-cell office:value-type="float" office:value="1.32270147081672">
                <text:p>1.322701470816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4.574489203618">
                <text:p>124.574489203618</text:p>
              </table:table-cell>
              <table:table-cell office:value-type="float" office:value="19.1386314353573">
                <text:p>19.13863143535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.546242072456">
                <text:p>116.546242072456</text:p>
              </table:table-cell>
              <table:table-cell office:value-type="float" office:value="12.8862262829181">
                <text:p>12.88622628291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.617583801986">
                <text:p>188.617583801986</text:p>
              </table:table-cell>
              <table:table-cell office:value-type="float" office:value="69.0154436588827">
                <text:p>69.01544365888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.771513845129">
                <text:p>106.771513845129</text:p>
              </table:table-cell>
              <table:table-cell office:value-type="float" office:value="5.27366028516502">
                <text:p>5.273660285165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7.090522345857">
                <text:p>187.090522345857</text:p>
              </table:table-cell>
              <table:table-cell office:value-type="float" office:value="67.8261670010513">
                <text:p>67.82616700105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0563621092755">
                <text:p>66.0563621092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.9022660890661">
                <text:p>74.9022660890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2.15172657285">
                <text:p>222.15172657285</text:p>
              </table:table-cell>
              <table:table-cell office:value-type="float" office:value="95.1318603084595">
                <text:p>95.13186030845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.411867509779">
                <text:p>170.411867509779</text:p>
              </table:table-cell>
              <table:table-cell office:value-type="float" office:value="54.8368175541358">
                <text:p>54.83681755413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9.223057432696">
                <text:p>329.223057432696</text:p>
              </table:table-cell>
              <table:table-cell office:value-type="float" office:value="178.519096626606">
                <text:p>178.5190966266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.5842664202273">
                <text:p>96.5842664202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7.830172312307">
                <text:p>117.830172312307</text:p>
              </table:table-cell>
              <table:table-cell office:value-type="float" office:value="13.8861521591228">
                <text:p>13.88615215912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8.826730357871">
                <text:p>178.826730357871</text:p>
              </table:table-cell>
              <table:table-cell office:value-type="float" office:value="61.3903193296683">
                <text:p>61.39031932966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3.1707816446744">
                <text:p>83.1707816446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1.439777362537">
                <text:p>241.439777362537</text:p>
              </table:table-cell>
              <table:table-cell office:value-type="float" office:value="110.153409367389">
                <text:p>110.1534093673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9.371373563894">
                <text:p>139.371373563894</text:p>
              </table:table-cell>
              <table:table-cell office:value-type="float" office:value="30.6624565621576">
                <text:p>30.6624565621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4.320237186259">
                <text:p>134.320237186259</text:p>
              </table:table-cell>
              <table:table-cell office:value-type="float" office:value="26.728627595855">
                <text:p>26.7286275958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9.411893748771">
                <text:p>189.411893748771</text:p>
              </table:table-cell>
              <table:table-cell office:value-type="float" office:value="69.63405286744">
                <text:p>69.634052867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8.81119668864">
                <text:p>258.81119668864</text:p>
              </table:table-cell>
              <table:table-cell office:value-type="float" office:value="123.68228434162">
                <text:p>123.682284341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9970029867587">
                <text:p>36.997002986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.2447858373412">
                <text:p>80.2447858373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9.659700059704">
                <text:p>109.659700059704</text:p>
              </table:table-cell>
              <table:table-cell office:value-type="float" office:value="7.52298197073262">
                <text:p>7.522981970732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7.071329169423">
                <text:p>127.071329169423</text:p>
              </table:table-cell>
              <table:table-cell office:value-type="float" office:value="21.0831723559307">
                <text:p>21.08317235593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5163754723202">
                <text:p>90.516375472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2.938259316508">
                <text:p>122.938259316508</text:p>
              </table:table-cell>
              <table:table-cell office:value-type="float" office:value="17.8643343179914">
                <text:p>17.86433431799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7.393840554774">
                <text:p>117.393840554774</text:p>
              </table:table-cell>
              <table:table-cell office:value-type="float" office:value="13.5463366446773">
                <text:p>13.54633664467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8.519571896101">
                <text:p>108.519571896101</text:p>
              </table:table-cell>
              <table:table-cell office:value-type="float" office:value="6.63504926411656">
                <text:p>6.635049264116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8.062623313515">
                <text:p>88.062623313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.5692462287566">
                <text:p>46.5692462287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.0855334161794">
                <text:p>74.085533416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3.629474990923">
                <text:p>143.629474990923</text:p>
              </table:table-cell>
              <table:table-cell office:value-type="float" office:value="33.9786692879248">
                <text:p>33.97866928792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.1449102142143">
                <text:p>83.144910214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.834813461722">
                <text:p>90.83481346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1.79125705556">
                <text:p>221.79125705556</text:p>
              </table:table-cell>
              <table:table-cell office:value-type="float" office:value="94.8511263661208">
                <text:p>94.85112636612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1.732526846635">
                <text:p>301.732526846635</text:p>
              </table:table-cell>
              <table:table-cell office:value-type="float" office:value="157.109449879132">
                <text:p>157.1094498791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4.086719878592">
                <text:p>104.086719878592</text:p>
              </table:table-cell>
              <table:table-cell office:value-type="float" office:value="3.18274064164059">
                <text:p>3.182740641640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7804983406978">
                <text:p>99.7804983406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.450914262562">
                <text:p>49.45091426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.5354316151847">
                <text:p>78.535431615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3.333151311586">
                <text:p>213.333151311586</text:p>
              </table:table-cell>
              <table:table-cell office:value-type="float" office:value="88.2639469894131">
                <text:p>88.2639469894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.2961094356639">
                <text:p>49.2961094356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.786420186419">
                <text:p>102.786420186419</text:p>
              </table:table-cell>
              <table:table-cell office:value-type="float" office:value="2.17006622314878">
                <text:p>2.170066223148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7.769184856855">
                <text:p>137.769184856855</text:p>
              </table:table-cell>
              <table:table-cell office:value-type="float" office:value="29.4146707424872">
                <text:p>29.41467074248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.293347635923">
                <text:p>176.293347635923</text:p>
              </table:table-cell>
              <table:table-cell office:value-type="float" office:value="59.4173188819959">
                <text:p>59.41731888199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.4119041578684">
                <text:p>65.4119041578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5440211981284">
                <text:p>98.544021198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.879305279919">
                <text:p>157.879305279919</text:p>
              </table:table-cell>
              <table:table-cell office:value-type="float" office:value="45.07644827563">
                <text:p>45.076448275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5.35692019201">
                <text:p>125.35692019201</text:p>
              </table:table-cell>
              <table:table-cell office:value-type="float" office:value="19.7479893018168">
                <text:p>19.74798930181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7.984002548845">
                <text:p>537.984002548845</text:p>
              </table:table-cell>
              <table:table-cell office:value-type="float" office:value="341.102284157789">
                <text:p>341.1022841577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.43082057634">
                <text:p>140.43082057634</text:p>
              </table:table-cell>
              <table:table-cell office:value-type="float" office:value="31.4875547250733">
                <text:p>31.48755472507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3.500861411445">
                <text:p>113.500861411445</text:p>
              </table:table-cell>
              <table:table-cell office:value-type="float" office:value="10.514481439372">
                <text:p>10.5144814393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7.475204269295">
                <text:p>137.475204269295</text:p>
              </table:table-cell>
              <table:table-cell office:value-type="float" office:value="29.185718430688">
                <text:p>29.1857184306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.078300469754">
                <text:p>102.078300469754</text:p>
              </table:table-cell>
              <table:table-cell office:value-type="float" office:value="1.61858203330201">
                <text:p>1.618582033302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4.610925588528">
                <text:p>194.610925588528</text:p>
              </table:table-cell>
              <table:table-cell office:value-type="float" office:value="73.6830629354563">
                <text:p>73.68306293545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6.238760980343">
                <text:p>256.238760980343</text:p>
              </table:table-cell>
              <table:table-cell office:value-type="float" office:value="121.678869397597">
                <text:p>121.6788693975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.4121437833124">
                <text:p>72.412143783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.787020538543">
                <text:p>175.787020538543</text:p>
              </table:table-cell>
              <table:table-cell office:value-type="float" office:value="59.0229909420661">
                <text:p>59.02299094206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5.69758841515">
                <text:p>225.69758841515</text:p>
              </table:table-cell>
              <table:table-cell office:value-type="float" office:value="97.8933802879063">
                <text:p>97.89338028790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9.532744978744">
                <text:p>149.532744978744</text:p>
              </table:table-cell>
              <table:table-cell office:value-type="float" office:value="38.576140577122">
                <text:p>38.5761405771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.6194356085289">
                <text:p>77.619435608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.6956173251923">
                <text:p>79.695617325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3.650869490868">
                <text:p>143.650869490868</text:p>
              </table:table-cell>
              <table:table-cell office:value-type="float" office:value="33.995331341236">
                <text:p>33.9953313412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03526068778">
                <text:p>118.303526068778</text:p>
              </table:table-cell>
              <table:table-cell office:value-type="float" office:value="14.2548004353322">
                <text:p>14.25480043533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4.181829543806">
                <text:p>174.181829543806</text:p>
              </table:table-cell>
              <table:table-cell office:value-type="float" office:value="57.7728669383853">
                <text:p>57.7728669383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600343664845">
                <text:p>74.600343664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.157940662974">
                <text:p>209.157940662974</text:p>
              </table:table-cell>
              <table:table-cell office:value-type="float" office:value="85.0122896667861">
                <text:p>85.01228966678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.044081124157">
                <text:p>68.044081124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.641658943814">
                <text:p>146.641658943814</text:p>
              </table:table-cell>
              <table:table-cell office:value-type="float" office:value="36.3245605091919">
                <text:p>36.32456050919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2.412279781407">
                <text:p>82.41227978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.2527660048327">
                <text:p>84.2527660048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4.352085836514">
                <text:p>164.352085836514</text:p>
              </table:table-cell>
              <table:table-cell office:value-type="float" office:value="50.1174548417555">
                <text:p>50.11745484175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5.617275149114">
                <text:p>145.617275149114</text:p>
              </table:table-cell>
              <table:table-cell office:value-type="float" office:value="35.5267696077136">
                <text:p>35.52676960771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.065582978503">
                <text:p>154.065582978503</text:p>
              </table:table-cell>
              <table:table-cell office:value-type="float" office:value="42.1063183608705">
                <text:p>42.10631836087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.1621291422158">
                <text:p>79.162129142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.885302740066">
                <text:p>146.885302740066</text:p>
              </table:table-cell>
              <table:table-cell office:value-type="float" office:value="36.5143104885034">
                <text:p>36.51431048850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.495469232642">
                <text:p>107.495469232642</text:p>
              </table:table-cell>
              <table:table-cell office:value-type="float" office:value="5.83747730786934">
                <text:p>5.837477307869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.434643685321">
                <text:p>101.434643685321</text:p>
              </table:table-cell>
              <table:table-cell office:value-type="float" office:value="1.11730162555642">
                <text:p>1.117301625556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0.566078253108">
                <text:p>250.566078253108</text:p>
              </table:table-cell>
              <table:table-cell office:value-type="float" office:value="117.260979647511">
                <text:p>117.2609796475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3.110449800583">
                <text:p>273.110449800583</text:p>
              </table:table-cell>
              <table:table-cell office:value-type="float" office:value="134.818553862537">
                <text:p>134.8185538625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3.416987686031">
                <text:p>153.416987686031</text:p>
              </table:table-cell>
              <table:table-cell office:value-type="float" office:value="41.6011918391964">
                <text:p>41.60119183919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2.639719471641">
                <text:p>222.639719471641</text:p>
              </table:table-cell>
              <table:table-cell office:value-type="float" office:value="95.5119095601716">
                <text:p>95.51190956017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3.881191885442">
                <text:p>143.881191885442</text:p>
              </table:table-cell>
              <table:table-cell office:value-type="float" office:value="34.1747066024885">
                <text:p>34.17470660248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.012291852101">
                <text:p>147.012291852101</text:p>
              </table:table-cell>
              <table:table-cell office:value-type="float" office:value="36.6132097083975">
                <text:p>36.61320970839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3.61817293518">
                <text:p>123.61817293518</text:p>
              </table:table-cell>
              <table:table-cell office:value-type="float" office:value="18.3938515766342">
                <text:p>18.39385157663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6.90899029123">
                <text:p>156.90899029123</text:p>
              </table:table-cell>
              <table:table-cell office:value-type="float" office:value="44.3207662026125">
                <text:p>44.3207662026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2.4233720734536">
                <text:p>82.4233720734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.9689054691376">
                <text:p>66.968905469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2.732546286105">
                <text:p>292.732546286105</text:p>
              </table:table-cell>
              <table:table-cell office:value-type="float" office:value="150.100257970965">
                <text:p>150.1002579709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9.199143239167">
                <text:p>159.199143239167</text:p>
              </table:table-cell>
              <table:table-cell office:value-type="float" office:value="46.1043391118191">
                <text:p>46.10433911181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6.6715131323412">
                <text:p>96.6715131323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7.26080403175">
                <text:p>117.26080403175</text:p>
              </table:table-cell>
              <table:table-cell office:value-type="float" office:value="13.4427276963689">
                <text:p>13.44272769636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717774191189">
                <text:p>141.717774191189</text:p>
              </table:table-cell>
              <table:table-cell office:value-type="float" office:value="32.4898352080943">
                <text:p>32.48983520809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.4360270157166">
                <text:p>43.4360270157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.9434795368178">
                <text:p>71.9434795368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9.829020361072">
                <text:p>129.829020361072</text:p>
              </table:table-cell>
              <table:table-cell office:value-type="float" office:value="23.2308644154557">
                <text:p>23.23086441545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.871967221389">
                <text:p>107.871967221389</text:p>
              </table:table-cell>
              <table:table-cell office:value-type="float" office:value="6.1306942363298">
                <text:p>6.13069423632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0.257825398558">
                <text:p>170.257825398558</text:p>
              </table:table-cell>
              <table:table-cell office:value-type="float" office:value="54.7168494372913">
                <text:p>54.71684943729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1.2904627281319">
                <text:p>91.290462728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.080346955014">
                <text:p>117.080346955014</text:p>
              </table:table-cell>
              <table:table-cell office:value-type="float" office:value="13.3021875836962">
                <text:p>13.30218758369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.4715522471">
                <text:p>80.4715522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.1725439562744">
                <text:p>89.1725439562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3.6165471101974">
                <text:p>93.616547110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.0034511493257">
                <text:p>72.0034511493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2.327378016125">
                <text:p>122.327378016125</text:p>
              </table:table-cell>
              <table:table-cell office:value-type="float" office:value="17.3885794828895">
                <text:p>17.38857948288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2.22164618651">
                <text:p>132.22164618651</text:p>
              </table:table-cell>
              <table:table-cell office:value-type="float" office:value="25.0942432819039">
                <text:p>25.09424328190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5.917014077485">
                <text:p>135.917014077485</text:p>
              </table:table-cell>
              <table:table-cell office:value-type="float" office:value="27.9721986891318">
                <text:p>27.97219868913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1.729583321941">
                <text:p>131.729583321941</text:p>
              </table:table-cell>
              <table:table-cell office:value-type="float" office:value="24.711024337657">
                <text:p>24.7110243376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2.924726571504">
                <text:p>152.924726571504</text:p>
              </table:table-cell>
              <table:table-cell office:value-type="float" office:value="41.2178184977271">
                <text:p>41.21781849772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1.054490963873">
                <text:p>221.054490963873</text:p>
              </table:table-cell>
              <table:table-cell office:value-type="float" office:value="94.2773323569749">
                <text:p>94.27733235697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.0065623754044">
                <text:p>57.006562375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.432553102065">
                <text:p>113.432553102065</text:p>
              </table:table-cell>
              <table:table-cell office:value-type="float" office:value="10.4612828745367">
                <text:p>10.46128287453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6.25429575186">
                <text:p>156.25429575186</text:p>
              </table:table-cell>
              <table:table-cell office:value-type="float" office:value="43.8108895826788">
                <text:p>43.81088958267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3.254594910084">
                <text:p>163.254594910084</text:p>
              </table:table-cell>
              <table:table-cell office:value-type="float" office:value="49.2627280488383">
                <text:p>49.26272804883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.4969783361604">
                <text:p>70.496978336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.413611551123">
                <text:p>121.413611551123</text:p>
              </table:table-cell>
              <table:table-cell office:value-type="float" office:value="16.6769374444012">
                <text:p>16.67693744440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0.38549066392">
                <text:p>250.38549066392</text:p>
              </table:table-cell>
              <table:table-cell office:value-type="float" office:value="117.120337891639">
                <text:p>117.1203378916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.256018020851">
                <text:p>127.256018020851</text:p>
              </table:table-cell>
              <table:table-cell office:value-type="float" office:value="21.227008178047">
                <text:p>21.2270081780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8.522393128156">
                <text:p>158.522393128156</text:p>
              </table:table-cell>
              <table:table-cell office:value-type="float" office:value="45.5772855954208">
                <text:p>45.57728559542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0.586489314668">
                <text:p>260.586489314668</text:p>
              </table:table-cell>
              <table:table-cell office:value-type="float" office:value="125.064883628951">
                <text:p>125.0648836289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1.3553177482328">
                <text:p>71.355317748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7.443882405921">
                <text:p>107.443882405921</text:p>
              </table:table-cell>
              <table:table-cell office:value-type="float" office:value="5.79730144682234">
                <text:p>5.79730144682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7.8979007286131">
                <text:p>97.89790072861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